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9.19pt"/>
    </style:style>
    <style:style style:name="co3" style:family="table-column">
      <style:table-column-properties fo:break-before="auto" style:column-width="195.51pt"/>
    </style:style>
    <style:style style:name="co4" style:family="table-column">
      <style:table-column-properties fo:break-before="auto" style:column-width="50.09pt"/>
    </style:style>
    <style:style style:name="co5" style:family="table-column">
      <style:table-column-properties fo:break-before="auto" style:column-width="74.69pt"/>
    </style:style>
    <style:style style:name="co6" style:family="table-column">
      <style:table-column-properties fo:break-before="auto" style:column-width="278.5pt"/>
    </style:style>
    <style:style style:name="co7" style:family="table-column">
      <style:table-column-properties fo:break-before="auto" style:column-width="494.65pt"/>
    </style:style>
    <style:style style:name="co8" style:family="table-column">
      <style:table-column-properties fo:break-before="auto" style:column-width="60.29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64.91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34.5pt" fo:break-before="auto" style:use-optimal-row-height="false"/>
    </style:style>
    <style:style style:name="ro8" style:family="table-row">
      <style:table-row-properties style:row-height="89.55pt" fo:break-before="auto" style:use-optimal-row-height="false"/>
    </style:style>
    <style:style style:name="ro9" style:family="table-row">
      <style:table-row-properties style:row-height="77.61pt" fo:break-before="auto" style:use-optimal-row-height="true"/>
    </style:style>
    <style:style style:name="ro10" style:family="table-row">
      <style:table-row-properties style:row-height="80.19pt" fo:break-before="auto" style:use-optimal-row-height="false"/>
    </style:style>
    <style:style style:name="ro11" style:family="table-row">
      <style:table-row-properties style:row-height="128.35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transparent" fo:border="0.06pt solid #000000"/>
    </style:style>
    <style:style style:name="ce6" style:family="table-cell" style:parent-style-name="Excel_20_Built-in_20_Normal">
      <style:table-cell-properties fo:background-color="#dddddd" fo:border="0.06pt solid #000000"/>
    </style:style>
    <style:style style:name="ce7" style:family="table-cell" style:parent-style-name="Default">
      <style:table-cell-properties fo:background-color="#dddddd" fo:border="0.06pt solid #000000"/>
      <style:text-properties fo:color="#000000" style:font-name="Arial" fo:font-size="12pt" style:font-size-asian="12pt" style:font-size-complex="12pt"/>
    </style:style>
    <style:style style:name="ce8" style:family="table-cell" style:parent-style-name="Default">
      <style:table-cell-properties fo:background-color="transparent" fo:border="0.06pt solid #000000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fo:background-color="#dddddd" fo:border="0.06pt solid #000000"/>
      <style:text-properties style:use-window-font-color="true" style:font-name="Liberation Sans" fo:font-size="10pt" style:font-size-asian="10pt" style:font-name-complex="Mangal" style:font-size-complex="10pt"/>
    </style:style>
    <style:style style:name="ce10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0pt" style:font-size-asian="10pt" style:font-name-complex="Mangal" style:font-size-complex="10pt"/>
    </style:style>
    <style:style style:name="ce11" style:family="table-cell" style:parent-style-name="Excel_20_Built-in_20_Normal">
      <style:table-cell-properties fo:background-color="transparent"/>
    </style:style>
    <style:style style:name="ce1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dddddd" fo:wrap-option="wrap" fo:border="0.06pt solid #000000"/>
      <style:text-properties fo:color="#000000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en" style:country-complex="US"/>
    </style:style>
    <style:style style:name="ce17" style:family="table-cell" style:parent-style-name="Default">
      <style:table-cell-properties fo:background-color="transparent" fo:wrap-option="wrap" fo:border="0.06pt solid #000000"/>
      <style:text-properties fo:color="#000000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en" style:country-complex="US"/>
    </style:style>
    <style:style style:name="ce18" style:family="table-cell" style:parent-style-name="Default">
      <style:table-cell-properties fo:background-color="transparent" fo:wrap-option="wrap" fo:border="0.06pt solid #000000"/>
      <style:text-properties fo:color="#000000" style:font-name="Arial" fo:font-size="12pt" fo:language="zxx" fo:country="none" style:font-size-asian="12pt" style:language-asian="zxx" style:country-asian="none" style:font-name-complex="Tahoma" style:font-size-complex="12pt" style:language-complex="en" style:country-complex="US"/>
    </style:style>
    <style:style style:name="ce19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xx" style:country-asian="none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en" style:country-complex="US"/>
    </style:style>
    <style:style style:name="ce22" style:family="table-cell" style:parent-style-name="Default">
      <style:table-cell-properties fo:background-color="#dddddd" fo:wrap-option="wrap" fo:border="0.06pt solid #000000"/>
      <style:text-properties style:use-window-font-color="true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en" style:country-complex="US"/>
    </style:style>
    <style:style style:name="ce23" style:family="table-cell" style:parent-style-name="Default">
      <style:table-cell-properties fo:background-color="#dddddd" fo:wrap-option="wrap" fo:border="0.06pt solid #000000"/>
      <style:text-properties fo:color="#000000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zxx" style:country-complex="none"/>
    </style:style>
    <style:style style:name="ce24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fo:wrap-option="wrap" fo:border="0.06pt solid #000000"/>
      <style:text-properties style:use-window-font-color="true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zxx" style:country-complex="none"/>
    </style:style>
    <style:style style:name="ce26" style:family="table-cell" style:parent-style-name="Default">
      <style:table-cell-properties fo:background-color="transparent" fo:wrap-option="wrap" fo:border="0.06pt solid #000000"/>
      <style:text-properties fo:color="#000000" style:font-name="Arial" fo:font-size="12pt" fo:language="zxx" fo:country="none" style:font-name-asian="Arial" style:font-size-asian="12pt" style:language-asian="zxx" style:country-asian="none" style:font-name-complex="Tahoma" style:font-size-complex="12pt" style:language-complex="zxx" style:country-complex="none"/>
    </style:style>
    <style:style style:name="ce27" style:family="table-cell" style:parent-style-name="Default">
      <style:table-cell-properties fo:background-color="#dddddd" fo:wrap-option="wrap" fo:border="0.06pt solid #000000"/>
      <style:text-properties style:use-window-font-color="true" style:font-name="Arial" fo:font-size="12pt" fo:language="en" fo:country="US" fo:font-weight="normal" style:font-name-asian="Arial" style:font-size-asian="12pt" style:language-asian="en" style:country-asian="US" style:font-weight-asian="normal" style:font-name-complex="Mangal" style:font-size-complex="12pt" style:language-complex="hi" style:country-complex="IN" style:font-weight-complex="normal"/>
    </style:style>
    <style:style style:name="ce28" style:family="table-cell" style:parent-style-name="Default">
      <style:table-cell-properties fo:background-color="#dddddd" fo:wrap-option="wrap" fo:border="0.06pt solid #000000"/>
      <style:text-properties fo:color="#000000" style:font-name="Arial" fo:font-size="12pt" fo:language="en" fo:country="US" fo:font-weight="normal" style:font-name-asian="Arial" style:font-size-asian="12pt" style:language-asian="en" style:country-asian="US" style:font-weight-asian="normal" style:font-name-complex="Mangal" style:font-size-complex="12pt" style:language-complex="hi" style:country-complex="IN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2pt" fo:language="pl" fo:country="PL" fo:font-weight="normal" style:font-name-asian="Microsoft YaHei" style:font-size-asian="12pt" style:language-asian="zh" style:country-asian="CN" style:font-weight-asian="normal" style:font-name-complex="Mangal" style:font-size-complex="12pt" style:language-complex="hi" style:country-complex="IN" style:font-weight-complex="normal"/>
    </style:style>
    <style:style style:name="ce30" style:family="table-cell" style:parent-style-name="Default">
      <style:table-cell-properties fo:background-color="#dddddd" fo:wrap-option="wrap" fo:border="0.06pt solid #000000"/>
      <style:text-properties style:use-window-font-color="true" style:font-name="Arial" fo:font-size="12pt" fo:language="pl" fo:country="PL" fo:font-weight="normal" style:font-name-asian="Microsoft YaHei" style:font-size-asian="12pt" style:language-asian="zh" style:country-asian="CN" style:font-weight-asian="normal" style:font-name-complex="Mangal" style:font-size-complex="12pt" style:language-complex="hi" style:country-complex="IN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2pt" fo:language="en" fo:country="US" fo:font-weight="normal" style:font-name-asian="Arial" style:font-size-asian="12pt" style:language-asian="en" style:country-asian="US" style:font-weight-asian="normal" style:font-name-complex="Mangal" style:font-size-complex="12pt" style:language-complex="hi" style:country-complex="IN" style:font-weight-complex="normal"/>
    </style:style>
    <style:style style:name="ce36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fo:language="en" fo:country="US" style:font-name-asian="Arial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fo:color="#000000" style:font-name="Arial" fo:font-size="12pt" fo:language="en" fo:country="US" style:font-name-asian="Arial" style:font-size-asian="12pt" style:language-asian="en" style:country-asian="US" style:font-name-complex="Tahoma" style:font-size-complex="12pt" style:language-complex="en" style:country-complex="US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size-complex="12pt"/>
    </style:style>
    <style:style style:name="ce39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name-complex="Mangal" style:font-size-complex="12pt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size-complex="12pt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font-name="Arial" fo:font-size="12pt" fo:language="pl" fo:country="PL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style:use-window-font-color="true" style:font-name="Arial" fo:font-size="12pt" fo:language="pl" fo:country="PL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ce5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Arial" fo:font-size="12pt" style:font-size-asian="12pt" style:font-size-complex="12pt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color="#000000" style:font-name="Arial" fo:font-size="12pt" style:font-size-asian="12pt" style:font-size-complex="12pt"/>
    </style:style>
    <style:style style:name="ce58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name-complex="Calibri" style:font-size-complex="12pt"/>
    </style:style>
    <style:style style:name="ce6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name-complex="Calibri" style:font-size-complex="12pt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name-complex="Tahoma1" style:font-size-complex="12pt" style:language-complex="none" style:country-complex="none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language-complex="none" style:country-complex="none" style:font-style-complex="normal" style:font-weight-complex="normal"/>
    </style:style>
    <style:style style:name="ce68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language-complex="none" style:country-complex="none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language-complex="hi" style:country-complex="IN" style:font-style-complex="normal" style:font-weight-complex="normal"/>
    </style:style>
    <style:style style:name="ce7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language-complex="hi" style:country-complex="IN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fo:color="#000000" style:font-name="Arial" fo:font-size="12pt" style:font-size-asian="12pt" style:font-name-complex="Tahoma" style:font-size-complex="12pt" style:language-complex="en" style:country-complex="US"/>
    </style:style>
    <style:style style:name="ce7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font-name="Arial" fo:font-size="12pt" style:font-size-asian="12pt" style:font-name-complex="Tahoma" style:font-size-complex="12pt" style:language-complex="en" style:country-complex="US"/>
    </style:style>
    <style:style style:name="ce7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fo:color="#000000" style:font-name="Arial" fo:font-size="12pt" style:font-name-asian="Arial" style:font-size-asian="12pt" style:font-name-complex="Calibri" style:font-size-complex="12pt"/>
    </style:style>
    <style:style style:name="ce7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Calibri" style:font-size-complex="12pt" style:language-complex="hi" style:country-complex="IN" style:font-style-complex="normal" style:font-weight-complex="normal"/>
    </style:style>
    <style:style style:name="ce79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8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Calibri" style:font-size-complex="12pt" style:language-complex="hi" style:country-complex="IN" style:font-style-complex="normal" style:font-weight-complex="normal"/>
    </style:style>
    <style:style style:name="ce8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style:font-name-asian="Arial" style:font-size-asian="12pt" style:font-name-complex="Calibri" style:font-size-complex="12pt"/>
    </style:style>
    <style:style style:name="ce8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style:font-name-asian="Microsoft YaHei" style:font-size-asian="12pt" style:font-name-complex="Tahoma" style:font-size-complex="12pt" style:language-complex="en" style:country-complex="US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language-asian="ar" style:country-asian="SA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85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font-name="Arial" fo:font-size="12pt" fo:language="none" fo:country="none" style:font-name-asian="Arial" style:font-size-asian="12pt" style:language-asian="none" style:country-asian="none" style:font-name-complex="Tahoma" style:font-size-complex="12pt" style:language-complex="en" style:country-complex="US"/>
    </style:style>
    <style:style style:name="ce86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style:use-window-font-color="true" style:font-name="Arial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style:use-window-font-color="true" style:font-name="Arial" fo:font-size="12pt" style:font-size-asian="12pt" style:font-name-complex="Mangal" style:font-size-complex="12pt"/>
    </style:style>
    <style:style style:name="ce88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pt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fo:color="#000000" style:font-name="Arial" fo:font-size="12pt" fo:font-weight="normal" style:font-name-asian="Arial" style:font-size-asian="12pt" style:font-weight-asian="normal" style:font-name-complex="Calibri" style:font-size-complex="12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style:use-window-font-color="true" style:font-name="Arial" fo:font-size="12pt" fo:language="en" fo:country="US" style:font-name-asian="Arial" style:font-size-asian="12pt" style:language-asian="en" style:country-asian="US" style:font-name-complex="Mangal" style:font-size-complex="12pt" style:language-complex="hi" style:country-complex="IN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00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Excel_20_Built-in_20_Normal">
      <style:table-cell-properties style:diagonal-bl-tr="none" style:diagonal-tl-br="none" style:rotation-align="none"/>
    </style:style>
    <style:style style:name="gr1" style:family="graphic">
      <style:graphic-properties draw:stroke="solid" svg:stroke-width="0pt" svg:stroke-color="#000000" draw:marker-start="Arrowhead_20_1" draw:marker-start-width="5.95pt" draw:marker-start-center="false" draw:stroke-linejoin="miter" draw:fill="solid" draw:fill-color="#ffffff" draw:auto-grow-height="true" draw:auto-grow-width="false" fo:max-width="340.16pt" fo:min-height="24.6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fo:language="none" fo:country="none" style:language-asian="none" style:country-asian="none" style:font-name-asian="Arial" style:font-size-asian="12pt" style:font-weight-asian="normal" style:font-weight-complex="normal"/>
    </style:style>
    <style:style style:name="T3" style:family="text">
      <style:text-properties fo:font-weight="normal" style:text-underline-style="none" style:text-underline-color="font-color" fo:language="none" fo:country="none" style:language-asian="none" style:country-asian="none" style:font-size-asian="12pt" style:font-weight-asian="normal" style:font-weight-complex="normal" style:text-line-through-type="none" fo:font-style="normal" style:text-outline="false" fo:text-shadow="none" style:letter-kerning="true" fo:letter-spacing="normal" style:font-name-asian="Segoe UI" style:font-style-asian="normal" style:font-style-complex="normal" style:text-emphasize="none"/>
    </style:style>
    <style:style style:name="T4" style:family="text">
      <style:text-properties fo:color="#000000" style:font-name="Arial" style:font-weight-asian="normal" style:font-size-asian="12pt" style:font-name-asian="Arial" style:language-asian="none" style:country-asian="none" fo:language="none" fo:country="none" style:text-underline-style="none" style:text-underline-color="font-color" fo:font-weight="normal" style:font-weight-complex="normal"/>
    </style:style>
    <style:style style:name="T5" style:family="text">
      <style:text-properties fo:color="#000000" style:font-name="Arial" style:font-weight-asian="normal" style:font-size-asian="12pt" style:language-asian="none" style:country-asian="none" fo:language="none" fo:country="none" style:text-underline-style="none" style:text-underline-color="font-color" fo:font-weight="normal" style:font-weight-complex="normal" style:text-line-through-type="none" fo:font-style="normal" style:text-outline="false" fo:text-shadow="none" style:letter-kerning="true" fo:letter-spacing="normal" style:font-name-asian="Segoe UI" style:font-style-asian="normal" style:font-style-complex="normal" style:text-emphasize="none"/>
    </style:style>
    <style:style style:name="T6" style:family="text">
      <style:text-properties fo:color="#000000" fo:font-weight="normal" style:text-underline-style="none" style:text-underline-color="font-color" fo:language="none" fo:country="none" style:language-asian="none" style:country-asian="none" style:font-name-asian="Arial" style:font-size-asian="12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fo:language="none" fo:country="none" style:language-asian="none" style:country-asian="none" style:font-size-asian="12pt" style:font-weight-asian="normal" style:font-weight-complex="normal" style:text-line-through-type="none" fo:font-style="normal" style:text-outline="false" fo:text-shadow="none" style:letter-kerning="true" fo:letter-spacing="normal" style:font-name-asian="Segoe UI" style:font-style-asian="normal" style:font-style-complex="normal" style:text-emphasize="none"/>
    </style:style>
    <style:style style:name="T8" style:family="text">
      <style:text-properties style:text-emphasize="none" fo:font-size="12pt" fo:font-weight="normal" style:text-underline-style="none" style:text-underline-color="font-color" style:text-line-through-type="none" fo:font-style="normal" style:text-outline="false" fo:text-shadow="none" style:letter-kerning="true" fo:letter-spacing="normal" fo:color="#000000" style:language-asian="none" style:country-asian="none" style:font-name-asian="Arial" style:font-name-complex="Tahoma" style:font-size-asian="12pt" style:font-weight-asian="normal" style:font-weight-complex="normal" style:font-style-asian="normal" style:font-style-complex="normal" fo:language="none" fo:country="none"/>
    </style:style>
    <style:style style:name="T9" style:family="text">
      <style:text-properties style:text-emphasize="none" fo:font-size="12pt" fo:font-weight="normal" style:text-underline-style="none" style:text-underline-color="font-color" style:text-line-through-type="none" fo:font-style="normal" style:text-outline="false" fo:text-shadow="none" style:letter-kerning="true" fo:letter-spacing="normal" fo:color="#000000" style:language-asian="none" style:country-asian="none" style:font-name-complex="Tahoma" style:font-size-asian="12pt" style:font-weight-asian="normal" style:font-weight-complex="normal" style:font-style-asian="normal" style:font-style-complex="normal" fo:language="none" fo:country="none" style:font-name-asian="Segoe UI"/>
    </style:style>
    <style:style style:name="T10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letter-kerning="true" fo:letter-spacing="normal" fo:language="none" fo:country="none" style:language-asian="none" style:country-asian="none" style:font-name-asian="Arial" style:font-name-complex="Mangal" style:font-size-asian="12pt" style:font-weight-asian="normal" style:font-weight-complex="normal" style:font-style-asian="normal" style:font-style-complex="normal" style:text-emphasize="none"/>
    </style:style>
    <style:style style:name="T11" style:family="text">
      <style:text-properties style:font-size-asian="12pt" style:font-size-complex="12pt"/>
    </style:style>
    <style:style style:name="T12" style:family="text">
      <style:text-properties style:font-size-asian="12pt" style:font-size-complex="12pt" fo:font-weight="normal" style:text-underline-style="none" style:text-underline-color="font-color" fo:language="none" fo:country="none" style:language-asian="none" style:country-asian="none" style:font-name-asian="Arial" style:font-weight-asian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 fo:font-weight="normal" style:text-underline-style="none" style:text-underline-color="font-color" fo:language="none" fo:country="none" style:language-asian="none" style:country-asian="none" style:font-name-asian="Arial" style:font-weight-asian="normal" style:font-weight-complex="normal"/>
    </style:style>
    <style:style style:name="T15" style:family="text">
      <style:text-properties fo:language="none" fo:country="none" style:language-asian="none" style:country-asian="none" style:font-name-asian="Arial Unicode MS" style:font-size-asian="12pt" style:font-size-complex="12pt"/>
    </style:style>
    <style:style style:name="T16" style:family="text">
      <style:text-properties fo:font-weight="normal" style:text-underline-style="none" style:text-underline-color="font-color" style:letter-kerning="true" fo:language="none" fo:country="none" style:language-asian="none" style:country-asian="none" style:language-complex="none" style:country-complex="none" style:font-name-asian="Arial" style:font-size-asian="12pt" style:font-weight-asian="normal" style:font-weight-complex="normal"/>
    </style:style>
    <style:style style:name="T17" style:family="text">
      <style:text-properties style:letter-kerning="true" fo:language="none" fo:country="none" style:language-asian="none" style:country-asian="none" style:language-complex="none" style:country-complex="none" style:font-name-asian="Arial" style:font-size-asian="12pt"/>
    </style:style>
    <style:style style:name="T18" style:family="text">
      <style:text-properties style:letter-kerning="true" fo:language="none" fo:country="none" style:language-asian="none" style:country-asian="none" style:language-complex="none" style:country-complex="none" style:font-name-asian="Arial" style:font-size-asian="12pt" fo:font-weight="normal" style:text-underline-style="none" style:text-underline-color="font-color" style:font-weight-asian="normal" style:font-weight-complex="normal"/>
    </style:style>
    <style:style style:name="T19" style:family="text">
      <style:text-properties style:font-name="Liberation Sans" fo:font-size="12pt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/>
    </style:style>
    <style:style style:name="T20" style:family="text">
      <style:text-properties fo:font-size="12pt" fo:language="none" fo:country="none" style:language-asian="none" style:country-asian="none" style:language-complex="none" style:country-complex="none" style:font-name-complex="Mangal" style:font-size-asian="12pt" style:font-size-complex="12pt" style:font-name="Arial" style:font-name-asian="Arial"/>
    </style:style>
    <style:style style:name="T21" style:family="text">
      <style:text-properties fo:font-size="12pt" fo:language="none" fo:country="none" style:language-asian="none" style:country-asian="none" style:language-complex="none" style:country-complex="none" style:font-name-complex="Mangal" style:font-size-asian="12pt" style:font-size-complex="12pt" style:font-name="Arial" style:font-name-asian="Arial" fo:color="#000000"/>
    </style:style>
    <style:style style:name="T22" style:family="text">
      <style:text-properties style:font-size-asian="12pt" style:font-size-complex="12pt" fo:language="none" fo:country="none" style:language-asian="none" style:country-asian="none" style:font-name-asian="Arial"/>
    </style:style>
    <style:style style:name="T23" style:family="text">
      <style:text-properties style:font-name="Arial" fo:font-size="12pt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/>
    </style:style>
    <style:style style:name="T24" style:family="text">
      <style:text-properties style:font-name="Arial" fo:font-size="12pt" fo:language="none" fo:country="none" style:language-asian="none" style:country-asian="none" style:language-complex="none" style:country-complex="none" style:font-name-complex="Mangal" style:font-size-asian="12pt" style:font-size-complex="12pt" style:font-name-asian="Arial"/>
    </style:style>
    <style:style style:name="T25" style:family="text">
      <style:text-properties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/>
    </style:style>
    <style:style style:name="T26" style:family="text">
      <style:text-properties fo:language="none" fo:country="none" style:language-asian="none" style:country-asian="none" style:language-complex="none" style:country-complex="none" style:font-name-complex="Mangal" style:font-size-asian="12pt" style:font-size-complex="12pt" style:font-name-asian="Arial"/>
    </style:style>
    <style:style style:name="T27" style:family="text">
      <style:text-properties style:font-name="Arial" fo:font-size="12pt" style:font-size-asian="12pt" style:font-size-complex="12pt" fo:font-weight="normal" style:font-weight-asian="normal" style:font-weight-complex="normal"/>
    </style:style>
    <style:style style:name="T28" style:family="text">
      <style:text-properties style:font-name="Arial" fo:font-size="12pt" style:font-size-asian="12pt" style:font-size-complex="12pt" fo:font-weight="normal" style:font-weight-asian="normal" style:font-weight-complex="normal" fo:language="none" fo:country="none" style:language-asian="none" style:country-asian="none" style:font-name-asian="Arial"/>
    </style:style>
    <style:style style:name="T29" style:family="text">
      <style:text-properties style:font-size-asian="12pt" style:font-size-complex="12pt" fo:font-weight="normal" style:font-weight-asian="normal" style:font-weight-complex="normal"/>
    </style:style>
    <style:style style:name="T30" style:family="text">
      <style:text-properties style:font-size-asian="12pt" style:font-size-complex="12pt" fo:font-weight="normal" style:font-weight-asian="normal" style:font-weight-complex="normal" fo:language="none" fo:country="none" style:language-asian="none" style:country-asian="none" style:font-name-asian="Ari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style:font-size-asian="12pt" style:font-size-complex="12pt" fo:font-weight="normal" style:font-weight-asian="normal" style:font-weight-complex="normal"/>
    </style:style>
    <style:style style:name="T33" style:family="text">
      <style:text-properties fo:font-size="12pt" style:font-size-asian="12pt" style:font-size-complex="12pt" fo:font-weight="normal" style:font-weight-asian="normal" style:font-weight-complex="normal" fo:color="#000000" fo:language="none" fo:country="none" style:language-asian="none" style:country-asian="none" style:font-name-asian="Arial"/>
    </style:style>
    <style:style style:name="T34" style:family="text">
      <style:text-properties style:font-name="Arial" fo:font-size="12pt" style:font-size-asian="12pt" style:font-size-complex="12pt" fo:language="none" fo:country="none" style:language-asian="none" style:country-asian="none" style:font-name-asian="Arial"/>
    </style:style>
    <style:style style:name="T35" style:family="text">
      <style:text-properties style:font-name="Arial" fo:font-size="12pt" style:font-size-asian="12pt" style:font-size-complex="12pt" fo:language="none" fo:country="none" style:language-asian="none" style:country-asian="none" style:font-name-asian="Arial" fo:font-weight="normal" style:font-weight-asian="normal" style:font-weight-complex="normal"/>
    </style:style>
    <style:style style:name="T36" style:family="text">
      <style:text-properties style:font-size-asian="12pt" style:font-size-complex="12pt" style:font-name="Arial" fo:font-size="12pt" style:language-complex="none" style:country-complex="none" style:font-name-complex="Tahoma"/>
    </style:style>
    <style:style style:name="T37" style:family="text">
      <style:text-properties style:font-size-complex="12pt" style:font-name="Arial" fo:font-size="12pt" style:language-complex="none" style:country-complex="none" style:font-name-complex="Tahoma" style:font-name-asian="Arial" fo:font-weight="normal" style:font-size-asian="10pt" style:font-weight-complex="normal" style:font-weight-asian="normal"/>
    </style:style>
    <style:style style:name="T38" style:family="text">
      <style:text-properties style:font-size-complex="12pt" style:font-name="Arial" fo:font-size="12pt" style:language-complex="none" style:country-complex="none" style:font-name-complex="Tahoma" fo:font-weight="normal" style:font-weight-complex="normal" style:font-weight-asian="normal" style:font-size-asian="12pt"/>
    </style:style>
    <style:style style:name="T39" style:family="text">
      <style:text-properties style:font-size-complex="12pt" style:font-name="Arial" fo:font-size="12pt" style:language-complex="none" style:country-complex="none" style:font-name-complex="Tahoma" fo:font-weight="normal" style:font-weight-complex="normal" style:font-weight-asian="normal" style:font-name-asian="Arial" style:font-size-asian="10pt"/>
    </style:style>
    <style:style style:name="T40" style:family="text">
      <style:text-properties style:font-size-complex="12pt" style:font-name="Arial" fo:font-size="12pt" style:language-complex="none" style:country-complex="none" style:font-name-complex="Tahoma" style:font-name-asian="Arial" style:font-size-asian="10pt"/>
    </style:style>
    <style:style style:name="T41" style:family="text">
      <style:text-properties style:font-size-complex="12pt" style:font-name="Arial" fo:font-size="12pt" style:language-complex="none" style:country-complex="none" style:font-name-complex="Tahoma" style:font-size-asian="12pt"/>
    </style:style>
    <style:style style:name="T42" style:family="text">
      <style:text-properties style:font-size-complex="12pt" style:font-name="Arial" fo:font-size="12pt" style:language-complex="none" style:country-complex="none" style:font-name-complex="Tahoma" style:font-size-asian="12pt" fo:color="#000000" fo:language="none" fo:country="none" style:language-asian="none" style:country-asian="none" style:font-name-asian="Arial"/>
    </style:style>
    <style:style style:name="T43" style:family="text">
      <style:text-properties style:font-name-complex="Tahoma" style:font-size-asian="12pt" style:font-size-complex="12pt" style:font-name="Arial" fo:font-size="12pt" style:language-complex="none" style:country-complex="none"/>
    </style:style>
    <style:style style:name="T44" style:family="text">
      <style:text-properties style:font-name-complex="Tahoma" style:font-size-asian="12pt" style:font-size-complex="12pt" style:font-name="Arial" fo:font-size="12pt" style:language-complex="none" style:country-complex="none" style:font-weight-complex="normal" style:font-weight-asian="normal" fo:font-weight="normal"/>
    </style:style>
    <style:style style:name="T45" style:family="text">
      <style:text-properties style:font-name-complex="Tahoma" style:font-size-complex="12pt" style:font-name="Arial" fo:font-size="12pt" style:language-complex="none" style:country-complex="none" style:font-weight-complex="normal" style:font-weight-asian="normal" fo:font-weight="normal" style:font-size-asian="10pt" style:font-name-asian="Arial"/>
    </style:style>
    <style:style style:name="T46" style:family="text">
      <style:text-properties style:font-name-complex="Tahoma" style:font-size-complex="12pt" style:font-name="Arial" fo:font-size="12pt" style:language-complex="none" style:country-complex="none" style:font-weight-complex="normal" style:font-weight-asian="normal" fo:font-weight="normal" style:font-size-asian="12pt"/>
    </style:style>
    <style:style style:name="T47" style:family="text">
      <style:text-properties style:font-name-complex="Tahoma" style:font-size-complex="12pt" style:font-name="Arial" fo:font-size="12pt" style:language-complex="none" style:country-complex="none" style:font-weight-complex="normal" style:font-weight-asian="normal" fo:font-weight="normal" style:font-size-asian="12pt" fo:color="#000000" fo:language="none" fo:country="none" style:language-asian="none" style:country-asian="none" style:font-name-asian="Arial"/>
    </style:style>
    <style:style style:name="T48" style:family="text">
      <style:text-properties fo:font-size="12pt" style:language-complex="none" style:country-complex="none" style:font-name-complex="Tahoma" style:font-size-asian="12pt" style:font-size-complex="12pt"/>
    </style:style>
    <style:style style:name="T49" style:family="text">
      <style:text-properties fo:font-size="12pt" style:language-complex="none" style:country-complex="none" style:font-name-complex="Tahoma" style:font-size-asian="12pt" style:font-size-complex="12pt" fo:color="#000000" fo:language="none" fo:country="none" style:language-asian="none" style:country-asian="none" style:font-name-asian="Arial"/>
    </style:style>
    <style:style style:name="T50" style:family="text">
      <style:text-properties fo:font-size="12pt" style:language-complex="none" style:country-complex="none" style:font-name-complex="Tahoma" style:font-size-asian="12pt" style:font-size-complex="12pt" fo:color="#000000" fo:font-weight="normal" fo:language="none" fo:country="none" style:language-asian="none" style:country-asian="none" style:font-name-asian="Arial" style:font-weight-asian="normal" style:font-weight-complex="normal"/>
    </style:style>
    <style:style style:name="T51" style:family="text">
      <style:text-properties style:language-asian="none" style:country-asian="none" style:language-complex="none" style:country-complex="none" style:font-name-asian="Arial" style:font-name-complex="Tahoma" style:font-size-asian="12pt" style:font-size-complex="12pt"/>
    </style:style>
    <style:style style:name="T52" style:family="text">
      <style:text-properties style:language-asian="none" style:country-asian="none" style:language-complex="none" style:country-complex="none" style:font-name-asian="Arial" style:font-name-complex="Tahoma" style:font-size-asian="12pt" style:font-size-complex="12pt" fo:language="none" fo:country="none"/>
    </style:style>
    <style:style style:name="T53" style:family="text">
      <style:text-properties style:font-name="Arial" fo:font-size="12pt" style:font-name-asian="Arial" style:font-size-asian="10pt"/>
    </style:style>
    <style:style style:name="T54" style:family="text">
      <style:text-properties style:font-name="Arial" fo:font-size="12pt" style:font-name-asian="Arial" style:font-size-asian="10pt" fo:font-weight="bold" style:font-weight-asian="bold" style:font-weight-complex="bold"/>
    </style:style>
    <style:style style:name="T55" style:family="text">
      <style:text-properties style:font-name="Arial" fo:font-size="12pt" style:font-size-asian="12pt" style:font-size-complex="12pt" fo:font-weight="normal" fo:language="none" fo:country="none" style:language-asian="none" style:country-asian="none" style:font-name-asian="Arial" style:font-weight-asian="normal" style:font-weight-complex="normal"/>
    </style:style>
    <style:style style:name="T56" style:family="text">
      <style:text-properties style:font-name="Arial" fo:font-size="12pt" style:font-size-asian="12pt" style:font-size-complex="12pt" fo:color="#000000" fo:font-weight="normal" fo:language="none" fo:country="none" style:language-asian="none" style:country-asian="none" style:font-name-asian="Arial" style:font-weight-asian="normal" style:font-weight-complex="normal"/>
    </style:style>
    <style:style style:name="T57" style:family="text">
      <style:text-properties style:font-name="Arial" fo:font-size="11pt" style:font-size-asian="11pt" style:font-size-complex="11pt"/>
    </style:style>
    <style:style style:name="T58" style:family="text">
      <style:text-properties style:font-name="Arial" fo:font-size="11pt" style:font-size-asian="11pt" style:font-size-complex="11pt" style:font-name-asian="Arial"/>
    </style:style>
    <style:style style:name="T59" style:family="text">
      <style:text-properties style:font-name="Arial" fo:font-size="12pt" fo:font-weight="normal" style:text-underline-style="none" style:text-underline-color="font-color" fo:language="none" fo:country="none" style:language-asian="none" style:country-asian="none" style:font-name-asian="Arial" style:font-size-asian="12pt" style:font-size-complex="12pt" style:font-weight-asian="normal" style:font-weight-complex="normal"/>
    </style:style>
    <style:style style:name="T60" style:family="text">
      <style:text-properties style:text-underline-style="none" style:text-underline-color="font-color" fo:language="none" fo:country="none" style:language-asian="none" style:country-asian="none" style:font-name-asian="Arial" style:font-size-asian="12pt" style:font-size-complex="12pt" style:font-weight-asian="normal" style:font-weight-complex="normal"/>
    </style:style>
    <style:style style:name="T61" style:family="text">
      <style:text-properties fo:font-weight="normal" style:text-underline-style="none" style:text-underline-color="font-color" fo:language="none" fo:country="none" style:language-asian="none" style:country-asian="none" style:font-name-asian="Arial" style:font-size-asian="12pt" style:font-size-complex="12pt" style:font-weight-asian="normal" style:font-weight-complex="normal"/>
    </style:style>
    <style:style style:name="T62" style:family="text">
      <style:text-properties fo:font-weight="normal" style:text-underline-style="none" style:text-underline-color="font-color" fo:language="none" fo:country="none" style:language-asian="none" style:country-asian="none" style:font-name-asian="Arial" style:font-size-asian="12pt" style:font-size-complex="12pt" style:font-weight-asian="normal" style:font-weight-complex="normal" style:font-name="Arial" fo:font-size="12pt"/>
    </style:style>
    <style:style style:name="T63" style:family="text">
      <style:text-properties fo:language="none" fo:country="none" style:language-asian="none" style:country-asian="none" style:language-complex="none" style:country-complex="none" style:font-name-asian="Arial" style:font-name-complex="Tahoma" style:font-size-asian="12pt" style:font-size-complex="12pt"/>
    </style:style>
    <style:style style:name="T64" style:family="text">
      <style:text-properties fo:language="none" fo:country="none" style:language-asian="none" style:country-asian="none" style:language-complex="none" style:country-complex="none" style:font-name-asian="Arial" style:font-name-complex="Tahoma" style:font-size-asian="12pt" style:font-size-complex="12pt" fo:font-weight="normal" style:font-weight-asian="normal" style:font-weight-complex="normal"/>
    </style:style>
    <style:style style:name="T65" style:family="text">
      <style:text-properties style:font-name="Arial" fo:font-size="12pt" style:font-size-asian="12pt" style:font-size-complex="12pt" fo:color="#000000" fo:language="none" fo:country="none" style:language-asian="none" style:country-asian="none" style:font-name-asian="Arial"/>
    </style:style>
    <style:style style:name="T66" style:family="text">
      <style:text-properties style:font-size-complex="12pt" style:font-weight-asian="normal" style:font-weight-complex="normal" style:font-name="Arial" fo:font-size="12pt" fo:font-weight="normal" style:font-size-asian="12pt"/>
    </style:style>
    <style:style style:name="T67" style:family="text">
      <style:text-properties style:font-size-complex="12pt" style:font-weight-asian="normal" style:font-weight-complex="normal" style:font-name="Arial" fo:font-size="12pt" fo:font-weight="normal" style:font-size-asian="12pt" style:text-underline-style="none" style:text-underline-color="font-color" style:text-line-through-type="none" fo:font-style="normal" style:text-outline="false" fo:text-shadow="none" fo:language="none" fo:country="none" style:language-asian="none" style:country-asian="none" style:language-complex="none" style:country-complex="none" style:font-name-asian="Arial" style:font-name-complex="Arial" style:font-style-asian="normal" style:font-style-complex="normal" style:text-emphasize="none"/>
    </style:style>
    <style:style style:name="T68" style:family="text">
      <style:text-properties style:font-name="Arial" fo:font-size="12pt" style:font-name-complex="Mangal" style:font-size-asian="12pt" style:font-size-complex="12pt"/>
    </style:style>
    <style:style style:name="T69" style:family="text">
      <style:text-properties style:font-name="Arial" fo:font-size="12pt" style:font-name-complex="Mangal" style:font-size-asian="12pt" style:font-size-complex="12pt" fo:language="none" fo:country="none" style:language-asian="none" style:country-asian="none" style:font-name-asian="Arial"/>
    </style:style>
    <style:style style:name="T70" style:family="text">
      <style:text-properties style:font-name="Arial" fo:font-size="12pt" fo:font-weight="normal" fo:language="none" fo:country="none" style:language-asian="none" style:country-asian="none" style:language-complex="none" style:country-complex="none" style:font-name-asian="Microsoft YaHei" style:font-name-complex="Mangal" style:font-size-asian="12pt" style:font-size-complex="12pt" style:font-weight-asian="normal" style:font-weight-complex="normal"/>
    </style:style>
    <style:style style:name="T71" style:family="text">
      <style:text-properties style:font-name="Arial" fo:font-size="12pt" fo:font-weight="normal" fo:language="none" fo:country="none" style:language-asian="none" style:country-asian="none" style:language-complex="none" style:country-complex="none" style:font-name-complex="Mangal" style:font-size-asian="12pt" style:font-size-complex="12pt" style:font-weight-asian="normal" style:font-weight-complex="normal" style:font-name-asian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00" table:default-cell-style-name="ce101"/>
        <table:table-column table:style-name="co8" table:number-columns-repeated="17" table:default-cell-style-name="Default"/>
        <table:table-row table:style-name="ro1">
          <table:table-cell table:style-name="ce1" office:value-type="string" calcext:value-type="string">
            <text:p>&lt;-----------------------------------------------------------------Opis nagłówka scenariusza testowego-----------------------------------------------------------------&gt;</text:p>
          </table:table-cell>
          <table:table-cell table:style-name="ce12" office:value-type="string" calcext:value-type="string">
            <text:p>Kolumna1</text:p>
          </table:table-cell>
          <table:table-cell table:style-name="ce12" office:value-type="string" calcext:value-type="string">
            <text:p>Kolumna8</text:p>
          </table:table-cell>
          <table:table-cell table:style-name="ce53" office:value-type="string" calcext:value-type="string">
            <text:p>&lt;---------------------------------------Opis kroków testowych---------------------------------------&gt;</text:p>
          </table:table-cell>
          <table:table-cell table:style-name="ce12" office:value-type="string" calcext:value-type="string">
            <text:p>Kolumna15</text:p>
          </table:table-cell>
          <table:table-cell table:style-name="ce12" office:value-type="string" calcext:value-type="string">
            <text:p>Kolumna16</text:p>
          </table:table-cell>
          <table:table-cell table:style-name="ce12" office:value-type="string" calcext:value-type="string">
            <text:p>Kolumna17</text:p>
          </table:table-cell>
          <table:table-cell table:style-name="Excel_20_Built-in_20_Normal" table:number-columns-repeated="1000"/>
          <table:table-cell table:number-columns-repeated="1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office:annotation draw:style-name="gr1" draw:text-style-name="P2" svg:width="322.21pt" svg:height="30.3pt" svg:x="532.91pt" svg:y="14.68pt" draw:caption-point-x="0pt" draw:caption-point-y="0pt">
              <dc:date>2017-06-20T00:00:00</dc:date>
              <text:p text:style-name="P1"><text:span text:style-name="T1">Flis Magdalena - Hurt PTK:Nazwa scenariusza testowego jasno określająca co dany test weryfikuje.</text:span></text:p>
            </office:annotation>
            <text:p>Nagłówek</text:p>
          </table:table-cell>
          <table:table-cell table:style-name="ce13" office:value-type="string" calcext:value-type="string">
            <text:p>Warunki wstępne/zasoby</text:p>
          </table:table-cell>
          <table:table-cell table:style-name="ce54" office:value-type="string" calcext:value-type="string">
            <text:p>Numer kroku</text:p>
          </table:table-cell>
          <table:table-cell table:style-name="ce58" office:value-type="string" calcext:value-type="string">
            <text:p>System</text:p>
          </table:table-cell>
          <table:table-cell table:style-name="ce58" office:value-type="string" calcext:value-type="string">
            <text:p>Opis kroku testowego</text:p>
          </table:table-cell>
          <table:table-cell table:style-name="ce58" office:value-type="string" calcext:value-type="string">
            <text:p>Oczekiwany wynik</text:p>
          </table:table-cell>
          <table:table-cell table:style-name="Excel_20_Built-in_20_Normal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1</text:p>
          </table:table-cell>
          <table:table-cell table:style-name="ce14" office:value-type="string" calcext:value-type="string">
            <text:p>Zlecenie płatności BLIK z kodem, &lt;oneClick&gt; = T (w repozytorium oneClickPaymentsRepository nie istnieją wartości blikUIDKey i blikUIDLabel), serwis setPaymentTransaction odpowiada poprawnie</text:p>
          </table:table-cell>
          <table:table-cell table:style-name="ce14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8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1</text:p>
          </table:table-cell>
          <table:table-cell table:style-name="ce14" office:value-type="string" calcext:value-type="string">
            <text:p>Zlecenie płatności BLIK z kodem, &lt;oneClick&gt; = T (w repozytorium oneClickPaymentsRepository nie istnieją wartości blikUIDKey i blikUIDLabel, serwis setPaymentTransaction odpowiada poprawnie)</text:p>
          </table:table-cell>
          <table:table-cell table:style-name="ce14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z kodem serwisem setPaymentTransactionAPI, na wejściu przekazane type=BLIK, autoryzationCode, oneClick=T</text:p>
          </table:table-cell>
          <table:table-cell table:style-name="ce73" office:value-type="string" calcext:value-type="string">
            <text:p>Sprawdzenie czy w repozytorium oneClickPaymentsRepository nie istnieją wartości blikUIDKey i blikUIDLabel; Utworzenie wpisu w repozytorium oneClickPaymentsRepository dla wartości blikUIDKey=MSISDN i blikUIDLabel=MSISDN_login_mojorange.pl składająca się z loginu i identyfikatora profilu ATG</text:p>
          </table:table-cell>
          <table:table-cell table:style-name="ce11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1</text:p>
          </table:table-cell>
          <table:table-cell table:style-name="ce14" office:value-type="string" calcext:value-type="string">
            <text:p>Zlecenie płatności BLIK z kodem, &lt;oneClick&gt; = T (w repozytorium oneClickPaymentsRepository nie istnieją wartości blikUIDKey i blikUIDLabel, serwis setPaymentTransaction odpowiada poprawnie)</text:p>
          </table:table-cell>
          <table:table-cell table:style-name="ce14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5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0" office:value-type="string" calcext:value-type="string">
            <text:p><text:span text:style-name="T13">Wywołanie serwisu setPaymentTransaction, wejście zawiera pola blikUIDKey, blikUIDLabel, authorizationCode, channel=</text:span><text:span text:style-name="T34">E</text:span><text:span text:style-name="T35">CARE_API</text:span><text:span text:style-name="T27"> i process=</text:span><text:span text:style-name="T28">MOBILE_INVOICE_BLIK</text:span></text:p>
          </table:table-cell>
          <table:table-cell table:style-name="ce73" office:value-type="string" calcext:value-type="string">
            <text:p><text:span text:style-name="T13">Poprawne otrzymanie odpowiedzi serwisu setPaymentTransaction bez zwróconego błędu, wyjście serwisu zawiera pola paymentID oraz status; Weryfikacja aktualizacji statusu płatności w repozytorium </text:span><text:span text:style-name="T55">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1</text:p>
          </table:table-cell>
          <table:table-cell table:style-name="ce14" office:value-type="string" calcext:value-type="string">
            <text:p>Zlecenie płatności BLIK z kodem, &lt;oneClick&gt; = T (w repozytorium oneClickPaymentsRepository nie istnieją wartości blikUIDKey i blikUIDLabel, serwis setPaymentTransaction odpowiada poprawnie)</text:p>
          </table:table-cell>
          <table:table-cell table:style-name="ce14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5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</text:p>
          </table:table-cell>
          <table:table-cell table:style-name="ce73" office:value-type="string" calcext:value-type="string">
            <text:p>Poprawna prezentacja statusów płatności w aplikacji mobilnej</text:p>
          </table:table-cell>
          <table:table-cell table:style-name="ce100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1</text:p>
          </table:table-cell>
          <table:table-cell table:style-name="ce14" office:value-type="string" calcext:value-type="string">
            <text:p>Zlecenie płatności BLIK z kodem, &lt;oneClick&gt; = T (w repozytorium oneClickPaymentsRepository nie istnieją wartości blikUIDKey i blikUIDLabel, serwis setPaymentTransaction odpowiada poprawnie)</text:p>
          </table:table-cell>
          <table:table-cell table:style-name="ce14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5" office:value-type="string" calcext:value-type="string">
            <text:p>Step 5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73" office:value-type="string" calcext:value-type="string">
            <text:p>Poprawna prezentacja statusów płatności na stronie www. </text:p>
          </table:table-cell>
          <table:table-cell table:style-name="ce100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2</text:p>
          </table:table-cell>
          <table:table-cell table:style-name="ce15" office:value-type="string" calcext:value-type="string">
            <text:p>Zlecenie płatności BLIK z kodem &lt;oneClick&gt; = T <text:s/>(w repozytorium oneClickPaymentsRepository nie istnieją wartości blikUIDKey i blikUIDLabel) serwis setPaymentTransaction zwraca błąd</text:p>
          </table:table-cell>
          <table:table-cell table:style-name="ce15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2</text:p>
          </table:table-cell>
          <table:table-cell table:style-name="ce15" office:value-type="string" calcext:value-type="string">
            <text:p>Zlecenie płatności BLIK z kodem &lt;oneClick&gt; = T <text:s/>(w repozytorium oneClickPaymentsRepository nie istnieją wartości blikUIDKey i blikUIDLabel) serwis setPaymentTransaction zwraca błąd</text:p>
          </table:table-cell>
          <table:table-cell table:style-name="ce15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z kodem serwisem setPaymentTransactionAPI, na wejściu przekazane type=BLIK, autoryzationCode, oneClick=T</text:p>
          </table:table-cell>
          <table:table-cell table:style-name="ce74" office:value-type="string" calcext:value-type="string">
            <text:p><text:span text:style-name="T11">Sprawdzenie czy w repozytorium oneClickPaymentsRepository nie istnieją wartości blikUIDKey i blikUIDLabel; </text:span>Utworzenie wpisu w repozytorium oneClickPaymentsRepository dla wartości blikUIDKey i blikUIDLabel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2</text:p>
          </table:table-cell>
          <table:table-cell table:style-name="ce15" office:value-type="string" calcext:value-type="string">
            <text:p>Zlecenie płatności BLIK z kodem &lt;oneClick&gt; = T <text:s/>(w repozytorium oneClickPaymentsRepository nie istnieją wartości blikUIDKey i blikUIDLabel) serwis setPaymentTransaction zwraca błąd</text:p>
          </table:table-cell>
          <table:table-cell table:style-name="ce15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2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1" office:value-type="string" calcext:value-type="string">
            <text:p><text:span text:style-name="T13">Wywołanie serwisu setPaymentTransaction, wejście zawiera pola blikUIDKey, blikUIDLabel, authorizationCode, channel=</text:span><text:span text:style-name="T34">ECARE_API</text:span><text:span text:style-name="T13"> i process=MOBILE_</text:span><text:span text:style-name="T34">INVOICE_BLIK</text:span></text:p>
          </table:table-cell>
          <table:table-cell table:style-name="ce38" office:value-type="string" calcext:value-type="string">
            <text:p>Serwis setPaymentTransaction zwraca kod błędu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2</text:p>
          </table:table-cell>
          <table:table-cell table:style-name="ce15" office:value-type="string" calcext:value-type="string">
            <text:p>Zlecenie płatności BLIK z kodem &lt;oneClick&gt; = T <text:s/>(w repozytorium oneClickPaymentsRepository nie istnieją wartości blikUIDKey i blikUIDLabel) serwis setPaymentTransaction zwraca błąd</text:p>
          </table:table-cell>
          <table:table-cell table:style-name="ce15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2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8" office:value-type="string" calcext:value-type="string">
            <text:p>Poprawne wysłanie serwisem setPaymentTransactionAPI odpowiedzi, wyjście zawiera status, kod błędu oraz opis błędu</text:p>
          </table:table-cell>
          <table:table-cell table:style-name="ce75" office:value-type="string" calcext:value-type="string">
            <text:p>Poprawna prezentacja statusów płatności w aplikacji mobilnej, informacja o nieudanej transakcji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2</text:p>
          </table:table-cell>
          <table:table-cell table:style-name="ce15" office:value-type="string" calcext:value-type="string">
            <text:p>Zlecenie płatności BLIK z kodem &lt;oneClick&gt; = T <text:s/>(w repozytorium oneClickPaymentsRepository nie istnieją wartości blikUIDKey i blikUIDLabel) serwis setPaymentTransaction zwraca błąd</text:p>
          </table:table-cell>
          <table:table-cell table:style-name="ce15" office:value-type="string" calcext:value-type="string">
            <text:p>Klient posiadający nieopłacone faktury oraz nie istnieją dla niego wspisy dla blikUIDKey I blikUIDLabelw repozytorium oneClickPaymentsRepository</text:p>
          </table:table-cell>
          <table:table-cell table:style-name="ce52" office:value-type="string" calcext:value-type="string">
            <text:p>Step 5</text:p>
          </table:table-cell>
          <table:table-cell table:style-name="ce56" office:value-type="string" calcext:value-type="string">
            <text:p>MAP</text:p>
          </table:table-cell>
          <table:table-cell table:style-name="ce62" office:value-type="string" calcext:value-type="string">
            <text:p>Logowanie do ecare na www, przejście na stronę zleceń płatności</text:p>
          </table:table-cell>
          <table:table-cell table:style-name="ce75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3</text:p>
          </table:table-cell>
          <table:table-cell table:style-name="ce16" office:value-type="string" calcext:value-type="string">
            <text:p>Zlecenie płatności BLIK z kodem &lt;oneClick&gt; = T (w repozytorium oneClickPaymentsRepository istnieją wartości blikUIDKey i blikUIDLabel) serwis setPaymentTransaction odpowiada poprawnie</text:p>
          </table:table-cell>
          <table:table-cell table:style-name="ce36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3</text:p>
          </table:table-cell>
          <table:table-cell table:style-name="ce16" office:value-type="string" calcext:value-type="string">
            <text:p>Zlecenie płatności BLIK z kodem &lt;oneClick&gt; = T (w repozytorium oneClickPaymentsRepository istnieją wartości blikUIDKey i blikUIDLabel) serwis setPaymentTransaction odpowiada poprawnie</text:p>
          </table:table-cell>
          <table:table-cell table:style-name="ce36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z kodem serwisem setPaymentTransactionAPI, na wejściu przekazane type=BLIK, autoryzationCode, oneClick=T</text:p>
          </table:table-cell>
          <table:table-cell table:style-name="ce73" office:value-type="string" calcext:value-type="string">
            <text:p>Sprawdzenie czy w repozytorium oneClickPaymentsRepository nie istnieją wartości blikUIDKey i blikUIDLabel; 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3</text:p>
          </table:table-cell>
          <table:table-cell table:style-name="ce16" office:value-type="string" calcext:value-type="string">
            <text:p>Zlecenie płatności BLIK z kodem &lt;oneClick&gt; = T (w repozytorium oneClickPaymentsRepository istnieją wartości blikUIDKey i blikUIDLabel) serwis setPaymentTransaction odpowiada poprawnie</text:p>
          </table:table-cell>
          <table:table-cell table:style-name="ce36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3" office:value-type="string" calcext:value-type="string">
            <text:p><text:span text:style-name="T13">Wywołanie serwisu setPaymentTransaction, wejście zawiera pola blikUIDKey, blikUIDLabel, authorizationCode, channel=</text:span><text:span text:style-name="T34">ECARE_API</text:span><text:span text:style-name="T13"> i process=MOBILE_</text:span><text:span text:style-name="T34">INVOICE_BLIK</text:span></text:p>
          </table:table-cell>
          <table:table-cell table:style-name="ce73" office:value-type="string" calcext:value-type="string">
            <text:p><text:span text:style-name="T13">Poprawne otrzymanie odpowiedzi serwisu setPaymentTransaction bez zwróconego błędu, wyjście serwisu zawiera pola paymentID oraz status; Weryfikacja aktualizacji statusu płatności w repozytorium </text:span><text:span text:style-name="T56">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3</text:p>
          </table:table-cell>
          <table:table-cell table:style-name="ce16" office:value-type="string" calcext:value-type="string">
            <text:p>Zlecenie płatności BLIK z kodem &lt;oneClick&gt; = T (w repozytorium oneClickPaymentsRepository istnieją wartości blikUIDKey i blikUIDLabel) serwis setPaymentTransaction odpowiada poprawnie</text:p>
          </table:table-cell>
          <table:table-cell table:style-name="ce36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</text:p>
          </table:table-cell>
          <table:table-cell table:style-name="ce73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3" office:value-type="string" calcext:value-type="string">
            <text:p>HY_3</text:p>
          </table:table-cell>
          <table:table-cell table:style-name="ce16" office:value-type="string" calcext:value-type="string">
            <text:p>Zlecenie płatności BLIK z kodem &lt;oneClick&gt; = T (w repozytorium oneClickPaymentsRepository istnieją wartości blikUIDKey i blikUIDLabel) serwis setPaymentTransaction odpowiada poprawnie</text:p>
          </table:table-cell>
          <table:table-cell table:style-name="ce36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5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73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4</text:p>
          </table:table-cell>
          <table:table-cell table:style-name="ce17" office:value-type="string" calcext:value-type="string">
            <text:p>Zlecenie płatności BLIK z kodem &lt;oneClick&gt; = T <text:s/>(w repozytorium oneClickPaymentsRepository istnieją wartości blikUIDKey i blikUIDLabel), serwis setPaymentTransaction zwraca błąd</text:p>
          </table:table-cell>
          <table:table-cell table:style-name="ce37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4</text:p>
          </table:table-cell>
          <table:table-cell table:style-name="ce17" office:value-type="string" calcext:value-type="string">
            <text:p>Zlecenie płatności BLIK z kodem &lt;oneClick&gt; = T <text:s/>(w repozytorium oneClickPaymentsRepository istnieją wartości blikUIDKey i blikUIDLabel), serwis setPaymentTransaction zwraca błąd</text:p>
          </table:table-cell>
          <table:table-cell table:style-name="ce37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z kodem serwisem setPaymentTransactionAPI, na wejściu przekazane type=BLIK, autoryzationCode, oneClick=T</text:p>
          </table:table-cell>
          <table:table-cell table:style-name="ce74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4</text:p>
          </table:table-cell>
          <table:table-cell table:style-name="ce17" office:value-type="string" calcext:value-type="string">
            <text:p>Zlecenie płatności BLIK z kodem &lt;oneClick&gt; = T <text:s/>(w repozytorium oneClickPaymentsRepository istnieją wartości blikUIDKey i blikUIDLabel), serwis setPaymentTransaction zwraca błąd</text:p>
          </table:table-cell>
          <table:table-cell table:style-name="ce37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2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1" office:value-type="string" calcext:value-type="string">
            <text:p><text:span text:style-name="T13">Wywołanie serwisu setPaymentTransaction, wejście zawiera pola blikUIDKey, blikUIDLabel, authorizationCode, channel=</text:span><text:span text:style-name="T34">ECARE_API</text:span><text:span text:style-name="T13"> i process=</text:span><text:span text:style-name="T34">MOBILE_INVOICE_BLIK</text:span></text:p>
          </table:table-cell>
          <table:table-cell table:style-name="ce38" office:value-type="string" calcext:value-type="string">
            <text:p>Serwis setPaymentTransaction zwraca kod błędu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4</text:p>
          </table:table-cell>
          <table:table-cell table:style-name="ce17" office:value-type="string" calcext:value-type="string">
            <text:p>Zlecenie płatności BLIK z kodem &lt;oneClick&gt; = T <text:s/>(w repozytorium oneClickPaymentsRepository istnieją wartości blikUIDKey i blikUIDLabel), serwis setPaymentTransaction zwraca błąd</text:p>
          </table:table-cell>
          <table:table-cell table:style-name="ce37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2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8" office:value-type="string" calcext:value-type="string">
            <text:p>Poprawne wysłanie serwisem setPaymentTransactionAPI odpowiedzi, wyjście zawiera status, kod błędu oraz opis błędu</text:p>
          </table:table-cell>
          <table:table-cell table:style-name="ce75" office:value-type="string" calcext:value-type="string">
            <text:p>Poprawna prezentacja statusów płatności w aplikacji mobilnej, informacja o nieudanej transakcji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4" office:value-type="string" calcext:value-type="string">
            <text:p>Hy_4</text:p>
          </table:table-cell>
          <table:table-cell table:style-name="ce17" office:value-type="string" calcext:value-type="string">
            <text:p>Zlecenie płatności BLIK z kodem &lt;oneClick&gt; = T <text:s/>(w repozytorium oneClickPaymentsRepository istnieją wartości blikUIDKey i blikUIDLabel), serwis setPaymentTransaction zwraca błąd</text:p>
          </table:table-cell>
          <table:table-cell table:style-name="ce37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2" office:value-type="string" calcext:value-type="string">
            <text:p>Step 5</text:p>
          </table:table-cell>
          <table:table-cell table:style-name="ce56" office:value-type="string" calcext:value-type="string">
            <text:p>MAP</text:p>
          </table:table-cell>
          <table:table-cell table:style-name="ce62" office:value-type="string" calcext:value-type="string">
            <text:p>Logowanie do ecare na www, przejście na stronę zleceń płatności</text:p>
          </table:table-cell>
          <table:table-cell table:style-name="ce75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4">
          <table:table-cell table:style-name="ce3" office:value-type="string" calcext:value-type="string">
            <text:p>Hy_5</text:p>
          </table:table-cell>
          <table:table-cell table:style-name="ce16" office:value-type="string" calcext:value-type="string">
            <text:p>Zlecenie płatności BLIK z kodem &lt;oneClick&gt; = N, serwis setPaymentTransaction odpowiada poprawnie</text:p>
          </table:table-cell>
          <table:table-cell table:style-name="ce36" office:value-type="string" calcext:value-type="string">
            <text:p>Klient posiadający nieopłacone faktu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3" office:value-type="string" calcext:value-type="string">
            <text:p>Hy_5</text:p>
          </table:table-cell>
          <table:table-cell table:style-name="ce16" office:value-type="string" calcext:value-type="string">
            <text:p>Zlecenie płatności BLIK z kodem &lt;oneClick&gt; = N, serwis setPaymentTransaction odpowiada poprawnie</text:p>
          </table:table-cell>
          <table:table-cell table:style-name="ce36" office:value-type="string" calcext:value-type="string">
            <text:p>Klient posiadający nieopłacone faktu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z kodem serwisem setPaymentTransactionAPI, na wejściu przekazane type=BLIK, autoryzationCode, oneClick=N</text:p>
          </table:table-cell>
          <table:table-cell table:style-name="ce76" office:value-type="string" calcext:value-type="string">
            <text:p>Poprawne wywołanie serwisu setPaymentTransaction bez zwróconego błędu, wyjście serwisu zawiera pola paymentID oraz status; <text:span text:style-name="T13">Weryfikacja aktualizacji statusu płatności w repozytorium </text:span><text:span text:style-name="T56">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6">
          <table:table-cell table:style-name="ce3" office:value-type="string" calcext:value-type="string">
            <text:p>Hy_5</text:p>
          </table:table-cell>
          <table:table-cell table:style-name="ce16" office:value-type="string" calcext:value-type="string">
            <text:p>Zlecenie płatności BLIK z kodem &lt;oneClick&gt; = N, serwis setPaymentTransaction odpowiada poprawnie</text:p>
          </table:table-cell>
          <table:table-cell table:style-name="ce36" office:value-type="string" calcext:value-type="string">
            <text:p>Klient posiadający nieopłacone faktury</text:p>
          </table:table-cell>
          <table:table-cell table:style-name="ce55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</text:p>
          </table:table-cell>
          <table:table-cell table:style-name="ce73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4">
          <table:table-cell table:style-name="ce3" office:value-type="string" calcext:value-type="string">
            <text:p>Hy_5</text:p>
          </table:table-cell>
          <table:table-cell table:style-name="ce16" office:value-type="string" calcext:value-type="string">
            <text:p>Zlecenie płatności BLIK z kodem &lt;oneClick&gt; = N, serwis setPaymentTransaction odpowiada poprawnie</text:p>
          </table:table-cell>
          <table:table-cell table:style-name="ce36" office:value-type="string" calcext:value-type="string">
            <text:p>Klient posiadający nieopłacone faktury</text:p>
          </table:table-cell>
          <table:table-cell table:style-name="ce55" office:value-type="string" calcext:value-type="string">
            <text:p>Step 4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73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4">
          <table:table-cell table:style-name="ce4" office:value-type="string" calcext:value-type="string">
            <text:p>Hy_6</text:p>
          </table:table-cell>
          <table:table-cell table:style-name="ce17" office:value-type="string" calcext:value-type="string">
            <text:p>Zlecenie płatności BLIK z kodem &lt;oneClick&gt; = N i serwis setPaymentTransaction zwraca błąd</text:p>
          </table:table-cell>
          <table:table-cell table:style-name="ce37" office:value-type="string" calcext:value-type="string">
            <text:p>Klient posiadający nieopłacone faktury 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4" office:value-type="string" calcext:value-type="string">
            <text:p>Hy_6</text:p>
          </table:table-cell>
          <table:table-cell table:style-name="ce17" office:value-type="string" calcext:value-type="string">
            <text:p>Zlecenie płatności BLIK z kodem &lt;oneClick&gt; = N i serwis setPaymentTransaction zwraca błąd.</text:p>
          </table:table-cell>
          <table:table-cell table:style-name="ce37" office:value-type="string" calcext:value-type="string">
            <text:p>Klient posiadający nieopłacone faktury 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z kodem serwisem setPaymentTransactionAPI, na wejściu przekazane type=BLIK, autoryzationCode, oneClick=N</text:p>
          </table:table-cell>
          <table:table-cell table:style-name="ce77" office:value-type="string" calcext:value-type="string">
            <text:p>Serwis setPaymentTransaction zwraca kod błędu</text:p>
          </table:table-cell>
          <table:table-cell table:style-name="ce99" table:number-columns-repeated="1000"/>
          <table:table-cell table:number-columns-repeated="17"/>
        </table:table-row>
        <table:table-row table:style-name="ro6">
          <table:table-cell table:style-name="ce4" office:value-type="string" calcext:value-type="string">
            <text:p>Hy_6</text:p>
          </table:table-cell>
          <table:table-cell table:style-name="ce17" office:value-type="string" calcext:value-type="string">
            <text:p>Zlecenie płatności BLIK z kodem &lt;oneClick&gt; = N i serwis setPaymentTransaction zwraca błąd.</text:p>
          </table:table-cell>
          <table:table-cell table:style-name="ce37" office:value-type="string" calcext:value-type="string">
            <text:p>Klient posiadający nieopłacone faktury </text:p>
          </table:table-cell>
          <table:table-cell table:style-name="ce52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4" office:value-type="string" calcext:value-type="string">
            <text:p>Poprawne wysłanie serwisem setPaymentTransactionAPI odpowiedzi, wyjście zawiera status, kod błędu oraz opis błędu</text:p>
          </table:table-cell>
          <table:table-cell table:style-name="ce78" office:value-type="string" calcext:value-type="string">
            <text:p>Poprawna prezentacja statusów płatności w aplikacji mobilnej, informacja o nieudanej transakcji.</text:p>
          </table:table-cell>
          <table:table-cell table:style-name="ce99" table:number-columns-repeated="1000"/>
          <table:table-cell table:number-columns-repeated="17"/>
        </table:table-row>
        <table:table-row table:style-name="ro7">
          <table:table-cell table:style-name="ce4" office:value-type="string" calcext:value-type="string">
            <text:p>Hy_6</text:p>
          </table:table-cell>
          <table:table-cell table:style-name="ce17" office:value-type="string" calcext:value-type="string">
            <text:p>Zlecenie płatności BLIK z kodem &lt;oneClick&gt; = N i serwis setPaymentTransaction zwraca błąd.</text:p>
          </table:table-cell>
          <table:table-cell table:style-name="ce37" office:value-type="string" calcext:value-type="string">
            <text:p>Klient posiadający nieopłacone faktury </text:p>
          </table:table-cell>
          <table:table-cell table:style-name="ce52" office:value-type="string" calcext:value-type="string">
            <text:p>Step 4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8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3" office:value-type="string" calcext:value-type="string">
            <text:p>HY_7</text:p>
          </table:table-cell>
          <table:table-cell table:style-name="ce16" office:value-type="string" calcext:value-type="string">
            <text:p>Płatność BLIK oneclick (w repozytorium oneClickPaymentsRepository nie istnieją wartości blikUIDKey i blikUIDLabel), zwraca błąd serwisem setPaymentTransactionAPI, kod błędu 150</text:p>
          </table:table-cell>
          <table:table-cell table:style-name="ce36" office:value-type="string" calcext:value-type="string">
            <text:p>Klient posiadający nieopłacone faktury oraz nie istnieją dla niego wspisy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3" office:value-type="string" calcext:value-type="string">
            <text:p>HY_7</text:p>
          </table:table-cell>
          <table:table-cell table:style-name="ce16" office:value-type="string" calcext:value-type="string">
            <text:p>Płatność BLIK oneclick (w repozytorium oneClickPaymentsRepository nie istnieją wartości blikUIDKey i blikUIDLabel, zwraca błąd serwisem setPaymentTransactionAPI, kod błędu 150)</text:p>
          </table:table-cell>
          <table:table-cell table:style-name="ce36" office:value-type="string" calcext:value-type="string">
            <text:p>Klient posiadający nieopłacone faktury oraz nie istnieją dla niego wspisy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9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ONE-CLICK serwisem setPaymentTransactionAPI, na wejściu przekazane type=BLIK</text:p>
          </table:table-cell>
          <table:table-cell table:style-name="ce79" office:value-type="string" calcext:value-type="string">
            <text:p>Sprawdzenie czy w repozytorium oneClickPaymentsRepository nie istnieją wartości blikUIDKey i blikUIDLabel; Portal zwraca serwisem setPaymentTransactionAPI k<text:span text:style-name="T57">od błędu = 150, pole </text:span><text:span text:style-name="T58">&lt;errorMessage&gt; wysyłany jest opis błędu </text:span><text:span text:style-name="T57">"Brak możliwości płatności one-click" 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3" office:value-type="string" calcext:value-type="string">
            <text:p>HY_7</text:p>
          </table:table-cell>
          <table:table-cell table:style-name="ce16" office:value-type="string" calcext:value-type="string">
            <text:p>Płatność BLIK oneclick (w repozytorium oneClickPaymentsRepository nie istnieją wartości blikUIDKey i blikUIDLabel, zwraca błąd serwisem setPaymentTransactionAPI, kod błędu 150)</text:p>
          </table:table-cell>
          <table:table-cell table:style-name="ce36" office:value-type="string" calcext:value-type="string">
            <text:p>Klient posiadający nieopłacone faktury oraz nie istnieją dla niego wspisy w repozytorium oneClickPaymentsRepository</text:p>
          </table:table-cell>
          <table:table-cell table:style-name="ce55" office:value-type="string" calcext:value-type="string">
            <text:p>Step 3</text:p>
          </table:table-cell>
          <table:table-cell table:style-name="ce59" office:value-type="string" calcext:value-type="string">
            <text:p>API 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80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8</text:p>
          </table:table-cell>
          <table:table-cell table:style-name="ce18" office:value-type="string" calcext:value-type="string">
            <text:p><text:span text:style-name="T2">Płatność BLIK oneclick (w repozytorium oneClickPaymentsRepository istnieją wartości blikUIDKey i blikUIDLabel, Serwis setPaymentTransactionAPI odpowiada poprawnie, status = </text:span><text:span text:style-name="T3">ERROR)</text:span>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Logowanie do API i wywołanie serwisu getCoverPagesAPI </text:p>
          </table:table-cell>
          <table:table-cell table:style-name="ce75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8</text:p>
          </table:table-cell>
          <table:table-cell table:style-name="ce18" office:value-type="string" calcext:value-type="string">
            <text:p><text:span text:style-name="T4">Płatność BLIK oneclick (w repozytorium oneClickPaymentsRepository istnieją wartości blikUIDKey i blikUIDLabel, Serwis setPaymentTransactionAPI odpowiada poprawnie, status = </text:span><text:span text:style-name="T5">ERROR)</text:span>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Zlecenie płatności metodą blik ONE-CLICK serwisem setPaymentTransactionAPI, na wejściu przekazane type=BLIK</text:p>
          </table:table-cell>
          <table:table-cell table:style-name="ce71" office:value-type="string" calcext:value-type="string">
            <text:p>Serwis setPaymentTransaction odpowiada poprawnie, wyjście serwisu zawiera pola paymentID oraz status=ERROR; Weryfikacja aktualizacji statusu płatności w repozytorium OrderHistoryRepository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8</text:p>
          </table:table-cell>
          <table:table-cell table:style-name="ce18" office:value-type="string" calcext:value-type="string">
            <text:p><text:span text:style-name="T6">Płatność BLIK oneclick (w repozytorium oneClickPaymentsRepository istnieją wartości blikUIDKey i blikUIDLabel, Serwis setPaymentTransactionAPI odpowiada poprawnie, status = </text:span><text:span text:style-name="T7">ERROR)</text:span>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Poprawne wysłanie serwisem setPaymentTransactionAPI odpowiedzi, wyjście zawiera pole paymentId oraz status=ERROR</text:p>
          </table:table-cell>
          <table:table-cell table:style-name="ce75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8</text:p>
          </table:table-cell>
          <table:table-cell table:style-name="ce19" office:value-type="string" calcext:value-type="string">
            <text:p><text:span text:style-name="T8">Płatność BLIK oneclick (w repozytorium oneClickPaymentsRepository istnieją wartości blikUIDKey i blikUIDLabel, Serwis setPaymentTransactionAPI odpowiada poprawnie, status = </text:span><text:span text:style-name="T9">ERROR)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MAP</text:p>
          </table:table-cell>
          <table:table-cell table:style-name="ce62" office:value-type="string" calcext:value-type="string">
            <text:p>Logowanie do ecare na www, przejście na stronę zleceń płatności</text:p>
          </table:table-cell>
          <table:table-cell table:style-name="ce75" office:value-type="string" calcext:value-type="string">
            <text:p>Poprawna prezentacja statusów płatności na stronie www. Płatność posiada opis „NIEUDANA TRANSAKCJA”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6" office:value-type="string" calcext:value-type="string">
            <text:p>HY_9</text:p>
          </table:table-cell>
          <table:table-cell table:style-name="ce20" office:value-type="string" calcext:value-type="string">
            <text:p><text:span text:style-name="T10">Płatność BLIK oneclick (w repozytorium oneClickPaymentsRepository istnieją wartości blikUIDKey i blikUIDLabel, Serwis setPaymentTransactionAPI odpowiada poprawnie, status =WARNING)</text:span></text:p>
          </table:table-cell>
          <table:table-cell table:style-name="ce36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65" office:value-type="string" calcext:value-type="string">
            <text:p>Logowanie do API i wywołanie serwisu getCoverPagesAPI </text:p>
          </table:table-cell>
          <table:table-cell table:style-name="ce81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6" office:value-type="string" calcext:value-type="string">
            <text:p>HY_9</text:p>
          </table:table-cell>
          <table:table-cell table:style-name="ce20" office:value-type="string" calcext:value-type="string">
            <text:p><text:span text:style-name="T10">Płatność BLIK oneclick (w repozytorium oneClickPaymentsRepository istnieją wartości blikUIDKey i blikUIDLabel, Serwis setPaymentTransactionAPI odpowiada poprawnie, status =WARNING)</text:span></text:p>
          </table:table-cell>
          <table:table-cell table:style-name="ce36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65" office:value-type="string" calcext:value-type="string">
            <text:p>Zlecenie płatności metodą blik ONE-CLICK serwisem setPaymentTransactionAPI, na wejściu przekazane type=BLIK</text:p>
          </table:table-cell>
          <table:table-cell table:style-name="ce82" office:value-type="string" calcext:value-type="string">
            <text:p>Serwis setPaymentTransaction odpowiada poprawnie, wyjście serwisu zawiera pola paymentID oraz status=WARNING; Weryfikacja aktualizacji statusu płatności w repozytorium OrderHistoryRepository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6" office:value-type="string" calcext:value-type="string">
            <text:p>HY_9</text:p>
          </table:table-cell>
          <table:table-cell table:style-name="ce20" office:value-type="string" calcext:value-type="string">
            <text:p><text:span text:style-name="T10">Płatność BLIK oneclick (w repozytorium oneClickPaymentsRepository istnieją wartości blikUIDKey i blikUIDLabel, Serwis setPaymentTransactionAPI odpowiada poprawnie, status =WARNING)</text:span></text:p>
          </table:table-cell>
          <table:table-cell table:style-name="ce36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5" office:value-type="string" calcext:value-type="string">
            <text:p>Poprawne wysłanie serwisem setPaymentTransactionAPI odpowiedzi, wyjście zawiera pole paymentId oraz status=WARNING</text:p>
          </table:table-cell>
          <table:table-cell table:style-name="ce81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6" office:value-type="string" calcext:value-type="string">
            <text:p>HY_9</text:p>
          </table:table-cell>
          <table:table-cell table:style-name="ce20" office:value-type="string" calcext:value-type="string">
            <text:p><text:span text:style-name="T10">Płatność BLIK oneclick (w repozytorium oneClickPaymentsRepository istnieją wartości blikUIDKey i blikUIDLabel, Serwis setPaymentTransactionAPI odpowiada poprawnie, status =WARNING)</text:span></text:p>
          </table:table-cell>
          <table:table-cell table:style-name="ce36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MAP</text:p>
          </table:table-cell>
          <table:table-cell table:style-name="ce65" office:value-type="string" calcext:value-type="string">
            <text:p>Logowanie do ecare na www, przejście na stronę zleceń płatności</text:p>
          </table:table-cell>
          <table:table-cell table:style-name="ce81" office:value-type="string" calcext:value-type="string">
            <text:p>Poprawna prezentacja statusów płatności na stronie www. Płatność posiada opis „PŁATNOŚĆ W TOKU”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10</text:p>
          </table:table-cell>
          <table:table-cell table:style-name="ce17" office:value-type="string" calcext:value-type="string">
            <text:p>Płatność BLIK oneclick <text:s/>(Wartości istnieją w repozytorium Serwis odpowiada poprawnie, status = SUCCESS. W odpowiedzi nie ma listy aplikacji bankowych, brak &lt;blikAMList&gt;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Logowanie do API i wywołanie serwisu getCoverPagesAPI </text:p>
          </table:table-cell>
          <table:table-cell table:style-name="ce75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8">
          <table:table-cell table:style-name="ce5" office:value-type="string" calcext:value-type="string">
            <text:p>Hy_10</text:p>
          </table:table-cell>
          <table:table-cell table:style-name="ce17" office:value-type="string" calcext:value-type="string">
            <text:p>Płatność BLIK oneclick <text:s/>(Wartości istnieją w repozytorium Serwis odpowiada poprawnie, status = SUCCESS. W odpowiedzi nie ma listy aplikacji bankowych, brak &lt;blikAMList&gt;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Zlecenie płatności metodą blik ONE-CLICK serwisem setPaymentTransactionAPI, na wejściu przekazane type=BLIK</text:p>
          </table:table-cell>
          <table:table-cell table:style-name="ce71" office:value-type="string" calcext:value-type="string">
            <text:p>Serwis setPaymentTransaction odpowiada poprawnie, wyjście serwisu zawiera pola paymentID oraz status=SUCCESS; Weryfikacja aktualizacji statusu płatności w repozytorium OrderHistoryRepository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10</text:p>
          </table:table-cell>
          <table:table-cell table:style-name="ce17" office:value-type="string" calcext:value-type="string">
            <text:p>Płatność BLIK oneclick <text:s/>(Wartości istnieją w repozytorium Serwis odpowiada poprawnie, status = SUCCESS. W odpowiedzi nie ma listy aplikacji bankowych, brak &lt;blikAMList&gt;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Poprawne wysłanie serwisem setPaymentTransactionAPI odpowiedzi, wyjście zawiera pole paymentId oraz status=SUCCESS</text:p>
          </table:table-cell>
          <table:table-cell table:style-name="ce75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5" office:value-type="string" calcext:value-type="string">
            <text:p>Hy_10</text:p>
          </table:table-cell>
          <table:table-cell table:style-name="ce17" office:value-type="string" calcext:value-type="string">
            <text:p>Płatność BLIK oneclick <text:s/>(Wartości istnieją w repozytorium Serwis odpowiada poprawnie, status = SUCCESS. W odpowiedzi nie ma listy aplikacji bankowych, brak &lt;blikAMList&gt;</text:p>
          </table:table-cell>
          <table:table-cell table:style-name="ce37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MAP</text:p>
          </table:table-cell>
          <table:table-cell table:style-name="ce62" office:value-type="string" calcext:value-type="string">
            <text:p>Logowanie do ecare na www, przejście na stronę zleceń płatności</text:p>
          </table:table-cell>
          <table:table-cell table:style-name="ce75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1</text:p>
          </table:table-cell>
          <table:table-cell table:style-name="ce16" office:value-type="string" calcext:value-type="string">
            <text:p>Płatność BLIK oneclick (wartości istnieją wpisy dla blikUIDKey i blikUIDLabel w repozytorium oneClickPaymentsReporitory); serwis setPaymentTransaction odpowiada poprawnie, w odpowiedzi nie ma listy aplikacji bankowych, płatność zlecona</text:p>
          </table:table-cell>
          <table:table-cell table:style-name="ce39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1</text:p>
          </table:table-cell>
          <table:table-cell table:style-name="ce16" office:value-type="string" calcext:value-type="string">
            <text:p>Płatność BLIK oneclick (wartości istnieją wpisy dla blikUIDKey i blikUIDLabel w repozytorium oneClickPaymentsReporitory); serwis setPaymentTransaction odpowiada poprawnie, w odpowiedzi nie ma listy aplikacji bankowych, płatność zlecona</text:p>
          </table:table-cell>
          <table:table-cell table:style-name="ce39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ONE-CLICK serwisem setPaymentTransactionAPI, na wejściu przekazane type=BLIK</text:p>
          </table:table-cell>
          <table:table-cell table:style-name="ce79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1</text:p>
          </table:table-cell>
          <table:table-cell table:style-name="ce16" office:value-type="string" calcext:value-type="string">
            <text:p>Płatność BLIK oneclick (wartości istnieją wpisy dla blikUIDKey i blikUIDLabel w repozytorium oneClickPaymentsReporitory); serwis setPaymentTransaction odpowiada poprawnie, w odpowiedzi nie ma listy aplikacji bankowych, płatność zlecona</text:p>
          </table:table-cell>
          <table:table-cell table:style-name="ce39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6" office:value-type="string" calcext:value-type="string">
            <text:p><text:span text:style-name="T36">Wywołanie serwisu setPaymentTransaction, wejście zawiera pola blikUIDKey=MSISDN, blikUIDLabel=</text:span><text:span text:style-name="T37">MSISDN_</text:span><text:span text:style-name="T38">login_mojorange.pl</text:span><text:span text:style-name="T39">.</text:span><text:span text:style-name="T40"> </text:span><text:span text:style-name="T41">, channel=</text:span><text:span text:style-name="T42">ECARE_API</text:span><text:span text:style-name="T41"> i process=MOBILE</text:span><text:span text:style-name="T42">_INVOICE_BLIK</text:span></text:p>
          </table:table-cell>
          <table:table-cell table:style-name="ce81" office:value-type="string" calcext:value-type="string">
            <text:p>Serwis setPaymentTransaction odpowiada poprawnie, w odpowiedzi nie ma pola &lt;blickAMList&gt; (brak listy aplikacji mobilnych). Płatność zlecona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1</text:p>
          </table:table-cell>
          <table:table-cell table:style-name="ce16" office:value-type="string" calcext:value-type="string">
            <text:p>Płatność BLIK oneclick (wartości istnieją wpisy dla blikUIDKey i blikUIDLabel w repozytorium oneClickPaymentsReporitory); serwis setPaymentTransaction odpowiada poprawnie, w odpowiedzi nie ma listy aplikacji bankowych, płatność zlecona</text:p>
          </table:table-cell>
          <table:table-cell table:style-name="ce39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</text:p>
          </table:table-cell>
          <table:table-cell table:style-name="ce73" office:value-type="string" calcext:value-type="string">
            <text:p>Poprawna prezentacja statusów płatności w aplikacji mobilnej. Prezentacja komunikatu oo oczekiwaniu na potwierdzenie płatności w banku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1</text:p>
          </table:table-cell>
          <table:table-cell table:style-name="ce16" office:value-type="string" calcext:value-type="string">
            <text:p>Płatność BLIK oneclick (wartości istnieją wpisy dla blikUIDKey i blikUIDLabel w repozytorium oneClickPaymentsReporitory); serwis setPaymentTransaction odpowiada poprawnie, w odpowiedzi nie ma listy aplikacji bankowych, płatność zlecona</text:p>
          </table:table-cell>
          <table:table-cell table:style-name="ce39" office:value-type="string" calcext:value-type="string">
            <text:p>Klient posiadający nieopłacone faktury oraz istnieją dla niego wspisy dla blikUIDKey I blikUIDLabel w repozytorium oneClickPaymentsRepository</text:p>
          </table:table-cell>
          <table:table-cell table:style-name="ce57" office:value-type="string" calcext:value-type="string">
            <text:p>Step 5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73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12</text:p>
          </table:table-cell>
          <table:table-cell table:style-name="ce17" office:value-type="string" calcext:value-type="string">
            <text:p>Płatność BLIK oneclick (wartości istnieją wpisy dla blikUIDKey i blikUIDLabel w repozytorium oneClickPaymentsReporitory), serwis setPaymentTransaction odpowiada błędem i zwraca status <text:s/>NOTCONFIRMED, errorCode=BM7, oraz errorMessage: ALIAS_DECLINED. W odpowiedzi nie ma listy aplikacji bankowych, czyli nie ma pola &lt;blikAMList&gt;, brak przyjęcia płatności, użytkownik wybiera płatność blik z kodem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12</text:p>
          </table:table-cell>
          <table:table-cell table:style-name="ce17" office:value-type="string" calcext:value-type="string">
            <text:p>Płatność BLIK oneclick (wartości istnieją wpisy dla blikUIDKey i blikUIDLabel w repozytorium oneClickPaymentsReporitory), serwis setPaymentTransaction odpowiada błędem i zwraca status <text:s/>NOTCONFIRMED, errorCode=BM7, oraz errorMessage: ALIAS_DECLINED. W odpowiedzi nie ma listy aplikacji bankowych, czyli nie ma pola &lt;blikAMList&gt;, brak przyjęcia płatności, użytkownik wybiera płatność blik z kodem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ONE-CLICK serwisem setPaymentTransactionAPI, na wejściu przekazane type=BLIK</text:p>
          </table:table-cell>
          <table:table-cell table:style-name="ce83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12</text:p>
          </table:table-cell>
          <table:table-cell table:style-name="ce17" office:value-type="string" calcext:value-type="string">
            <text:p>Płatność BLIK oneclick (wartości istnieją wpisy dla blikUIDKey i blikUIDLabel w repozytorium oneClickPaymentsReporitory), serwis setPaymentTransaction odpowiada błędem i zwraca status <text:s/>NOTCONFIRMED, errorCode=BM7, oraz errorMessage: ALIAS_DECLINED. W odpowiedzi nie ma listy aplikacji bankowych, czyli nie ma pola &lt;blikAMList&gt;, brak przyjęcia płatności, użytkownik wybiera płatność blik z kodem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7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4" office:value-type="string" calcext:value-type="string">
            <text:p>Serwis setPaymentTransaction odpowiada błędem, w odpowiedzi nie ma pola &lt;blickAMList&gt; (brak listy aplikacji mobilnych). W odpowiedzi serwisu zwracane są pola: status=NOTCONFIRMED; errorCode=BM7; errorMessage=ALIAS_DECLINED; <text:span text:style-name="T11">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12</text:p>
          </table:table-cell>
          <table:table-cell table:style-name="ce17" office:value-type="string" calcext:value-type="string">
            <text:p>Płatność BLIK oneclick (wartości istnieją wpisy dla blikUIDKey i blikUIDLabel w repozytorium oneClickPaymentsReporitory), serwis setPaymentTransaction odpowiada błędem i zwraca status <text:s/>NOTCONFIRMED, errorCode=BM7, oraz errorMessage: ALIAS_DECLINED. W odpowiedzi nie ma listy aplikacji bankowych, czyli nie ma pola &lt;blikAMList&gt;, brak przyjęcia płatności, użytkownik wybiera płatność blik z kodem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Poprawne wysłanie serwisem setPaymentTransactionAPI odpowiedzi, wyjście zawiera pole paymentId oraz status</text:p>
          </table:table-cell>
          <table:table-cell table:style-name="ce74" office:value-type="string" calcext:value-type="string">
            <text:p>W aplikacji Klientowi prezentowana jest informacja o braku możliwości dokonania płatności one-click. <text:s/>Brak zmiany statusu opłacenia faktury. <text:s/>Użytkownik ma możliwość dokonania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12</text:p>
          </table:table-cell>
          <table:table-cell table:style-name="ce17" office:value-type="string" calcext:value-type="string">
            <text:p>Płatność BLIK oneclick (wartości istnieją wpisy dla blikUIDKey i blikUIDLabel w repozytorium oneClickPaymentsReporitory), serwis setPaymentTransaction odpowiada błędem i zwraca status <text:s/>NOTCONFIRMED, errorCode=BM7, oraz errorMessage: ALIAS_DECLINED. W odpowiedzi nie ma listy aplikacji bankowych, czyli nie ma pola &lt;blikAMList&gt;, brak przyjęcia płatności, użytkownik wybiera płatność blik z kodem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5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<text:s/>Użytkownik wybiera opcję płatności blik z kodem.</text:p>
          </table:table-cell>
          <table:table-cell table:style-name="ce74" office:value-type="string" calcext:value-type="string">
            <text:p>Poprawne przekierowanie użytkownika na proces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12</text:p>
          </table:table-cell>
          <table:table-cell table:style-name="ce17" office:value-type="string" calcext:value-type="string">
            <text:p>Płatność BLIK oneclick (wartości istnieją wpisy dla blikUIDKey i blikUIDLabel w repozytorium oneClickPaymentsReporitory), serwis setPaymentTransaction odpowiada błędem i zwraca status <text:s/>NOTCONFIRMED, errorCode=BM7, oraz errorMessage: ALIAS_DECLINED. W odpowiedzi nie ma listy aplikacji bankowych, czyli nie ma pola &lt;blikAMList&gt;, brak przyjęcia płatności, użytkownik wybiera płatność blik z kodem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6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4" office:value-type="string" calcext:value-type="string">
            <text:p>Poprawna prezentacja statusów płatności na stronie www. Płatność posiada opis „NIEUDANA TRANSAKCJA”</text:p>
          </table:table-cell>
          <table:table-cell table:style-name="ce99" table:number-columns-repeated="1000"/>
          <table:table-cell table:number-columns-repeated="17"/>
        </table:table-row>
        <table:table-row table:style-name="ro10">
          <table:table-cell table:style-name="ce7" office:value-type="string" calcext:value-type="string">
            <text:p>HY_13</text:p>
          </table:table-cell>
          <table:table-cell table:style-name="ce16" office:value-type="string" calcext:value-type="string">
            <text:p>Płatność BLIK oneclick <text:s/>(wartości istnieją wpisy dla blikUIDKey i blikUIDLabel w repozytorium oneClickPaymentsReporitory); serwis setPaymentTransaction <text:s/>odpowiada błędem i zwraca status <text:s/>NOTCONFIRMED, errorCode=BM8, oraz errorMessage: ALIAS_NOT_FOUND. W odpowiedzi nie ma listy aplikacji bankowych, czyli nie ma pola &lt;blikAMList&gt;.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3</text:p>
          </table:table-cell>
          <table:table-cell table:style-name="ce16" office:value-type="string" calcext:value-type="string">
            <text:p>Płatność BLIK oneclick <text:s/>(wartości istnieją wpisy dla blikUIDKey i blikUIDLabel w repozytorium oneClickPaymentsReporitory); serwis setPaymentTransaction <text:s/>odpowiada błędem i zwraca status <text:s/>NOTCONFIRMED, errorCode=BM8, oraz errorMessage: ALIAS_NOT_FOUND. W odpowiedzi nie ma listy aplikacji bankowych, czyli nie ma pola &lt;blikAMList&gt;.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ONE-CLICK serwisem setPaymentTransactionAPI, na wejściu przekazane type=BLIK</text:p>
          </table:table-cell>
          <table:table-cell table:style-name="ce79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3</text:p>
          </table:table-cell>
          <table:table-cell table:style-name="ce16" office:value-type="string" calcext:value-type="string">
            <text:p>Płatność BLIK oneclick <text:s/>(wartości istnieją wpisy dla blikUIDKey i blikUIDLabel w repozytorium oneClickPaymentsReporitory); serwis setPaymentTransaction <text:s/>odpowiada błędem i zwraca status <text:s/>NOTCONFIRMED, errorCode=BM8, oraz errorMessage: ALIAS_NOT_FOUND. W odpowiedzi nie ma listy aplikacji bankowych, czyli nie ma pola &lt;blikAMList&gt;.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8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3" office:value-type="string" calcext:value-type="string">
            <text:p>Serwis setPaymentTransaction odpowiada błędem, w odpowiedzi nie ma pola &lt;blickAMList&gt; (brak listy aplikacji mobilnych). W odpowiedzi serwisu zwracane są pola: status=NOTCONFIRMED; errorCode=BM8; errorMessage=ALIAS_NOT_FOUND; <text:span text:style-name="T13">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3</text:p>
          </table:table-cell>
          <table:table-cell table:style-name="ce16" office:value-type="string" calcext:value-type="string">
            <text:p>Płatność BLIK oneclick <text:s/>(wartości istnieją wpisy dla blikUIDKey i blikUIDLabel w repozytorium oneClickPaymentsReporitory); serwis setPaymentTransaction <text:s/>odpowiada błędem i zwraca status <text:s/>NOTCONFIRMED, errorCode=BM8, oraz errorMessage: ALIAS_NOT_FOUND. W odpowiedzi nie ma listy aplikacji bankowych, czyli nie ma pola &lt;blikAMList&gt;.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</text:p>
          </table:table-cell>
          <table:table-cell table:style-name="ce73" office:value-type="string" calcext:value-type="string">
            <text:p>W aplikacji Klientowi prezentowana jest informacja o braku możliwości dokonania płatności one-click. Użytkownik ma możliwość dokonania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3</text:p>
          </table:table-cell>
          <table:table-cell table:style-name="ce16" office:value-type="string" calcext:value-type="string">
            <text:p>Płatność BLIK oneclick <text:s/>(wartości istnieją wpisy dla blikUIDKey i blikUIDLabel w repozytorium oneClickPaymentsReporitory); serwis setPaymentTransaction <text:s/>odpowiada błędem i zwraca status <text:s/>NOTCONFIRMED, errorCode=BM8, oraz errorMessage: ALIAS_NOT_FOUND. W odpowiedzi nie ma listy aplikacji bankowych, czyli nie ma pola &lt;blikAMList&gt;.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5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<text:s/>Użytkownik wybiera opcję płatności blik z kodem.</text:p>
          </table:table-cell>
          <table:table-cell table:style-name="ce73" office:value-type="string" calcext:value-type="string">
            <text:p>Poprawne przekierowanie użytkownika na proces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14</text:p>
          </table:table-cell>
          <table:table-cell table:style-name="ce21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12, oraz errorMessage: </text:span><text:span text:style-name="T12">CARD_LIMIT_EXCEEDED</text:span><text:span text:style-name="T11">. W odpowiedzi nie ma listy aplikacji bankowych, czyli nie ma pola &lt;blikAMList&gt;.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4</text:p>
          </table:table-cell>
          <table:table-cell table:style-name="ce21" office:value-type="string" calcext:value-type="string">
            <text:p><text:span text:style-name="T11">Płatność BLIK oneclick (wartości istnieją w repozytorium, serwis setPaymentTransaction odpowiada błędem i zwraca status NOTCONFIRMED, errorCode=BM12, oraz errorMessage: </text:span><text:span text:style-name="T12">CARD_LIMIT_EXCEEDED</text:span><text:span text:style-name="T11">. W odpowiedzi nie ma listy aplikacji bankowych, czyli nie ma pola &lt;blikAMList&gt;.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ONE-CLICK serwisem setPaymentTransactionAPI, na wejściu przekazane type=BLIK</text:p>
          </table:table-cell>
          <table:table-cell table:style-name="ce83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14</text:p>
          </table:table-cell>
          <table:table-cell table:style-name="ce21" office:value-type="string" calcext:value-type="string">
            <text:p><text:span text:style-name="T11">Płatność BLIK oneclick (wartości istnieją w repozytorium, serwis setPaymentTransaction odpowiada błędem i zwraca status NOTCONFIRMED, errorCode=BM12, oraz errorMessage: </text:span><text:span text:style-name="T12">CARD_LIMIT_EXCEEDED</text:span><text:span text:style-name="T11">. W odpowiedzi nie ma listy aplikacji bankowych, czyli nie ma pola &lt;blikAMList&gt;.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7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4" office:value-type="string" calcext:value-type="string">
            <text:p>Serwis setPaymentTransaction odpowiada błędem, w odpowiedzi nie ma pola &lt;blickAMList&gt; (brak listy aplikacji mobilnych). W odpowiedzi serwisu zwracane są pola: status=NOTCONFIRMED; errorCode=BM12; errorMessage=CARD_LIMIT_EXCEEDED; <text:span text:style-name="T11">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4</text:p>
          </table:table-cell>
          <table:table-cell table:style-name="ce21" office:value-type="string" calcext:value-type="string">
            <text:p><text:span text:style-name="T11">Płatność BLIK oneclick (wartości istnieją w repozytorium, serwis setPaymentTransaction odpowiada błędem i zwraca status NOTCONFIRMED, errorCode=BM12, oraz errorMessage: </text:span><text:span text:style-name="T12">CARD_LIMIT_EXCEEDED</text:span><text:span text:style-name="T11">. W odpowiedzi nie ma listy aplikacji bankowych, czyli nie ma pola &lt;blikAMList&gt;.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Poprawne wysłanie serwisem setPaymentTransactionAPI odpowiedzi, wyjście zawiera pole paymentId oraz status</text:p>
          </table:table-cell>
          <table:table-cell table:style-name="ce74" office:value-type="string" calcext:value-type="string">
            <text:p>W aplikacji Klientowi prezentowana jest informacja o braku możliwości dokonania płatności one-click. Użytkownik ma możliwość dokonania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4</text:p>
          </table:table-cell>
          <table:table-cell table:style-name="ce21" office:value-type="string" calcext:value-type="string">
            <text:p><text:span text:style-name="T11">Płatność BLIK oneclick (wartości istnieją w repozytorium, serwis setPaymentTransaction odpowiada błędem i zwraca status NOTCONFIRMED, errorCode=BM12, oraz errorMessage: </text:span><text:span text:style-name="T12">CARD_LIMIT_EXCEEDED</text:span><text:span text:style-name="T11">. W odpowiedzi nie ma listy aplikacji bankowych, czyli nie ma pola &lt;blikAMList&gt;.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5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<text:s/>Użytkownik wybiera opcję płatności blik z kodem.</text:p>
          </table:table-cell>
          <table:table-cell table:style-name="ce74" office:value-type="string" calcext:value-type="string">
            <text:p>Poprawne przekierowanie użytkownika na proces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4</text:p>
          </table:table-cell>
          <table:table-cell table:style-name="ce21" office:value-type="string" calcext:value-type="string">
            <text:p><text:span text:style-name="T11">Płatność BLIK oneclick (wartości istnieją w repozytorium, serwis setPaymentTransaction odpowiada błędem i zwraca status NOTCONFIRMED, errorCode=BM12, oraz errorMessage: </text:span><text:span text:style-name="T12">CARD_LIMIT_EXCEEDED</text:span><text:span text:style-name="T11">. W odpowiedzi nie ma listy aplikacji bankowych, czyli nie ma pola &lt;blikAMList&gt;.</text:span>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6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4" office:value-type="string" calcext:value-type="string">
            <text:p>Poprawna prezentacja statusów płatności na stronie www. Płatność posiada opis „NIEUDANA TRANSAKCJA – BRAK ŚRODKÓW NA KARCIE”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5</text:p>
          </table:table-cell>
          <table:table-cell table:style-name="ce22" office:value-type="string" calcext:value-type="string">
            <text:p><text:span text:style-name="T13">Płatność BLIK oneclick (wartości istnieją wpisy dla blikUIDKey i blikUIDLabel w repozytorium oneClickPaymentsReporitory); serwis setPaymentTransaction odpowiada błędem i zwraca status NOTCONFIRMED, errorCode=BM15, oraz errorMessage: </text:span><text:span text:style-name="T14">CARD_EXPIRED</text:span><text:span text:style-name="T13">. W odpowiedzi nie ma listy aplikacji bankowych, czyli nie ma pola &lt;blikAMList&gt;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5</text:p>
          </table:table-cell>
          <table:table-cell table:style-name="ce22" office:value-type="string" calcext:value-type="string">
            <text:p><text:span text:style-name="T13">Płatność BLIK oneclick (wartości istnieją w repozytorium, serwis setPaymentTransaction odpowiada błędem i zwraca status NOTCONFIRMED, errorCode=BM15, oraz errorMessage: </text:span><text:span text:style-name="T14">CARD_EXPIRED</text:span><text:span text:style-name="T13">. W odpowiedzi nie ma listy aplikacji bankowych, czyli nie ma pola &lt;blikAMList&gt;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ONE-CLICK serwisem setPaymentTransactionAPI, na wejściu przekazane type=BLIK</text:p>
          </table:table-cell>
          <table:table-cell table:style-name="ce79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5</text:p>
          </table:table-cell>
          <table:table-cell table:style-name="ce22" office:value-type="string" calcext:value-type="string">
            <text:p><text:span text:style-name="T13">Płatność BLIK oneclick (wartości istnieją w repozytorium, serwis setPaymentTransaction odpowiada błędem i zwraca status NOTCONFIRMED, errorCode=BM15, oraz errorMessage: </text:span><text:span text:style-name="T14">CARD_EXPIRED</text:span><text:span text:style-name="T13">. W odpowiedzi nie ma listy aplikacji bankowych, czyli nie ma pola &lt;blikAMList&gt;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8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3" office:value-type="string" calcext:value-type="string">
            <text:p>Serwis setPaymentTransaction odpowiada błędem, w odpowiedzi nie ma pola &lt;blickAMList&gt; (brak listy aplikacji mobilnych). W odpowiedzi serwisu zwracane są pola: status=NOTCONFIRMED; errorCode=BM15; errorMessage=<text:span text:style-name="T59">CARD_EXPIRED; 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5</text:p>
          </table:table-cell>
          <table:table-cell table:style-name="ce22" office:value-type="string" calcext:value-type="string">
            <text:p><text:span text:style-name="T13">Płatność BLIK oneclick (wartości istnieją w repozytorium, serwis setPaymentTransaction odpowiada błędem i zwraca status NOTCONFIRMED, errorCode=BM15, oraz errorMessage: </text:span><text:span text:style-name="T14">CARD_EXPIRED</text:span><text:span text:style-name="T13">. W odpowiedzi nie ma listy aplikacji bankowych, czyli nie ma pola &lt;blikAMList&gt;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</text:p>
          </table:table-cell>
          <table:table-cell table:style-name="ce73" office:value-type="string" calcext:value-type="string">
            <text:p>W aplikacji Klientowi prezentowana jest informacja o braku możliwości dokonania płatności one-click. Użytkownik ma możliwość dokonania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5</text:p>
          </table:table-cell>
          <table:table-cell table:style-name="ce22" office:value-type="string" calcext:value-type="string">
            <text:p><text:span text:style-name="T13">Płatność BLIK oneclick (wartości istnieją w repozytorium, serwis setPaymentTransaction odpowiada błędem i zwraca status NOTCONFIRMED, errorCode=BM15, oraz errorMessage: </text:span><text:span text:style-name="T14">CARD_EXPIRED</text:span><text:span text:style-name="T13">. W odpowiedzi nie ma listy aplikacji bankowych, czyli nie ma pola &lt;blikAMList&gt;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5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<text:s/>Użytkownik wybiera opcję płatności blik z kodem.</text:p>
          </table:table-cell>
          <table:table-cell table:style-name="ce73" office:value-type="string" calcext:value-type="string">
            <text:p>Poprawne przekierowanie użytkownika na proces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5</text:p>
          </table:table-cell>
          <table:table-cell table:style-name="ce22" office:value-type="string" calcext:value-type="string">
            <text:p><text:span text:style-name="T13">Płatność BLIK oneclick (wartości istnieją w repozytorium, serwis setPaymentTransaction odpowiada błędem i zwraca status NOTCONFIRMED, errorCode=BM15, oraz errorMessage: </text:span><text:span text:style-name="T14">CARD_EXPIRED</text:span><text:span text:style-name="T13">. W odpowiedzi nie ma listy aplikacji bankowych, czyli nie ma pola &lt;blikAMList&gt;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6</text:p>
          </table:table-cell>
          <table:table-cell table:style-name="ce55" office:value-type="string" calcext:value-type="string">
            <text:p>MAP</text:p>
          </table:table-cell>
          <table:table-cell table:style-name="ce32" office:value-type="string" calcext:value-type="string">
            <text:p>Zaloguj się do ecare na www i wejdź na stronę zleceń płatności</text:p>
          </table:table-cell>
          <table:table-cell table:style-name="ce73" office:value-type="string" calcext:value-type="string">
            <text:p>Poprawna prezentacja statusów płatności na stronie www. Płatność posiada opis „NIEUDANA TRANSAKCJA – KARTA NIEWAŻNA”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16</text:p>
          </table:table-cell>
          <table:table-cell table:style-name="ce21" office:value-type="string" calcext:value-type="string">
            <text:p>Płatność BLIK oneclick <text:span text:style-name="T11">(wartości istnieją wpisy dla blikUIDKey i blikUIDLabel w repozytorium oneClickPaymentsReporitory),</text:span> serwis setPaymentTransaction  odpowiada błędem i zwraca status  NOTCONFIRMED, errorCode=BM16, oraz errorMessage: <text:span text:style-name="T15">INCORRECT_CARD_NUMBER</text:span>. Użytkownik wybiera płatność ko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6</text:p>
          </table:table-cell>
          <table:table-cell table:style-name="ce21" office:value-type="string" calcext:value-type="string">
            <text:p>Płatność BLIK oneclick  (wartości istnieją w repozytorium, serwis setPaymentTransaction  odpowiada błędem i zwraca status  NOTCONFIRMED, errorCode=BM16, oraz errorMessage: <text:span text:style-name="T15">INCORRECT_CARD_NUMBER</text:span>. Użytkownik wybiera płatność ko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ONE-CLICK serwisem setPaymentTransactionAPI, na wejściu przekazane type=BLIK</text:p>
          </table:table-cell>
          <table:table-cell table:style-name="ce83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16</text:p>
          </table:table-cell>
          <table:table-cell table:style-name="ce21" office:value-type="string" calcext:value-type="string">
            <text:p>Płatność BLIK oneclick  (wartości istnieją w repozytorium, serwis setPaymentTransaction  odpowiada błędem i zwraca status  NOTCONFIRMED, errorCode=BM16, oraz errorMessage: <text:span text:style-name="T15">INCORRECT_CARD_NUMBER</text:span>. Użytkownik wybiera płatność ko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7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4" office:value-type="string" calcext:value-type="string">
            <text:p>Serwis setPaymentTransaction odpowiada błędem, w odpowiedzi nie ma pola &lt;blickAMList&gt; (brak listy aplikacji mobilnych). W odpowiedzi serwisu zwracane są pola: status=NOTCONFIRMED; errorCode=BM6; errorMessage=<text:span text:style-name="T60">ALIAS_NONUNIQUE; 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6</text:p>
          </table:table-cell>
          <table:table-cell table:style-name="ce21" office:value-type="string" calcext:value-type="string">
            <text:p>Płatność BLIK oneclick  (wartości istnieją w repozytorium, serwis setPaymentTransaction  odpowiada błędem i zwraca status  NOTCONFIRMED, errorCode=BM16, oraz errorMessage: <text:span text:style-name="T15">INCORRECT_CARD_NUMBER</text:span>. Użytkownik wybiera płatność ko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69" office:value-type="string" calcext:value-type="string">
            <text:p>Poprawne wysłanie serwisem setPaymentTransactionAPI odpowiedzi, wyjście zawiera pole paymentId oraz blikAMList – lista aplikacji bankowych.</text:p>
          </table:table-cell>
          <table:table-cell table:style-name="ce74" office:value-type="string" calcext:value-type="string">
            <text:p>Płatność zakończona statusem NOTCONFIRMED nie wpływa na status opłacenia faktury. Użytkownik ma możliwość wyboru jednej z aplikacji bankowych, zwróconych w polu &lt;blikAMList&gt; lub wybrania opcji płatności z kode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6</text:p>
          </table:table-cell>
          <table:table-cell table:style-name="ce21" office:value-type="string" calcext:value-type="string">
            <text:p>Płatność BLIK oneclick  (wartości istnieją w repozytorium, serwis setPaymentTransaction  odpowiada błędem i zwraca status  NOTCONFIRMED, errorCode=BM16, oraz errorMessage: <text:span text:style-name="T15">INCORRECT_CARD_NUMBER</text:span>. Użytkownik wybiera płatność ko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5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<text:s/>Użytkownik wybiera opcję płatności blik z kodem.</text:p>
          </table:table-cell>
          <table:table-cell table:style-name="ce74" office:value-type="string" calcext:value-type="string">
            <text:p>Poprawne przekierowanie użytkownika na proces płatności blik z kode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6</text:p>
          </table:table-cell>
          <table:table-cell table:style-name="ce21" office:value-type="string" calcext:value-type="string">
            <text:p>Płatność BLIK oneclick  (wartości istnieją w repozytorium, serwis setPaymentTransaction  odpowiada błędem i zwraca status  NOTCONFIRMED, errorCode=BM16, oraz errorMessage: <text:span text:style-name="T15">INCORRECT_CARD_NUMBER</text:span>. Użytkownik wybiera płatność ko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6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4" office:value-type="string" calcext:value-type="string">
            <text:p>Poprawna prezentacja statusów płatności na stronie www. Płatność posiada opis „NIEUDANA TRANSAKCJA – ZŁY NUMER KARTY”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blik ONE-CLICK serwisem setPaymentTransactionAPI, na wejściu przekazane type=BLIK</text:p>
          </table:table-cell>
          <table:table-cell table:style-name="ce79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8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3" office:value-type="string" calcext:value-type="string">
            <text:p>Serwis setPaymentTransaction odpowiada błędem, w odpowiedzi nie ma pola &lt;blickAMList&gt; (brak listy aplikacji mobilnych). W odpowiedzi serwisu zwracane są pola: status=NOTCONFIRMED; errorCode=BM6; errorMessage=<text:span text:style-name="T61">ALIAS_NONUNIQUE</text:span><text:span text:style-name="T62">; 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70" office:value-type="string" calcext:value-type="string">
            <text:p>Poprawne wysłanie serwisem setPaymentTransactionAPI odpowiedzi, wyjście zawiera pole paymentId oraz blikAMList – lista aplikacji bankowych.</text:p>
          </table:table-cell>
          <table:table-cell table:style-name="ce73" office:value-type="string" calcext:value-type="string">
            <text:p>Płatność zakończona statusem NOTCONFIRMED nie wpływa na status opłacenia faktury. Użytkownik ma możliwość wyboru jednej z aplikacji bankowych, zwróconych w polu &lt;blikAMList&gt; lub wybrania opcji płatności z kodem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5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Użytkownik wybiera jedna z dostępnych aplikacji bankowych</text:p>
          </table:table-cell>
          <table:table-cell table:style-name="ce73" office:value-type="string" calcext:value-type="string">
            <text:p>Portal otrzymuje request serwisu setPaymentTransactionAPI W requescie przekazywane są nowe pola: &lt;type&gt; = BLIK, kod wybranej aplikacji bankowej w polu &lt;blikAMKey&gt;. Jest to request niezależny od poprzedniego wywołania setPaymentTransaction, mimo że biznesowo oba wywołania należą do tej samej transakcji. Oba wywołania w tym flow będą miały unikalne orderId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6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Wywołanie serwisu setPaymentTransaction. Na wejściu serwisu przekazywane są dane klienta <text:s/>blikUIDKey i blikUIDLabel, kod aplikacji bankowej blikAMKey otrzymany serwisem setPaymentTransactionAPI oraz orderId taki sam jak przy poprzednim wywołaniu setPaymentTransaction. W polu &lt;channel&gt; wysyłana jest nowa wartość ECARE_API. W polu &lt;process&gt; wysyłana jest nowa wartość MOBILE_INVOICE_BLIK</text:p>
          </table:table-cell>
          <table:table-cell table:style-name="ce73" office:value-type="string" calcext:value-type="string">
            <text:p>Serwis odpowiada poprawnie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7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pole paymentId oraz status.</text:p>
          </table:table-cell>
          <table:table-cell table:style-name="ce73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17</text:p>
          </table:table-cell>
          <table:table-cell table:style-name="ce22" office:value-type="string" calcext:value-type="string">
            <text:p><text:span text:style-name="T11">Płatność BLIK oneclick (wartości istnieją wpisy dla blikUIDKey i blikUIDLabel w repozytorium oneClickPaymentsReporitory); serwis setPaymentTransaction odpowiada błędem i zwraca status NOTCONFIRMED, errorCode=BM6, oraz errorMessage: </text:span><text:span text:style-name="T12">ALIAS_NONUNIQUE</text:span><text:span text:style-name="T11">. </text:span><text:span text:style-name="T12">Użytkownik wybiera jedna z dostępnych aplikacji bankowych Serwis odpowiada poprawnie.</text:span></text:p>
          </table:table-cell>
          <table:table-cell table:style-name="ce40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7" office:value-type="string" calcext:value-type="string">
            <text:p>Step 8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73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blik ONE-CLICK serwisem setPaymentTransactionAPI, na wejściu przekazane type=BLIK</text:p>
          </table:table-cell>
          <table:table-cell table:style-name="ce83" office:value-type="string" calcext:value-type="string">
            <text:p>Sprawdzenie czy w repozytorium oneClickPaymentsRepository istnieją wartości blikUIDKey i blikUIDLabel;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7" office:value-type="string" calcext:value-type="string">
            <text:p><text:span text:style-name="T43">Wywołanie serwisu setPaymentTransaction, wejście zawiera pola blikUIDKey=M</text:span><text:span text:style-name="T44">SISDN, blikUIDLabel=</text:span><text:span text:style-name="T45">MSISDN_</text:span><text:span text:style-name="T46">login_mojorange.pl, channel=</text:span><text:span text:style-name="T47">ECARE_API</text:span><text:span text:style-name="T46"> i process=MOBILE</text:span><text:span text:style-name="T47">_INVOICE_BLIK</text:span></text:p>
          </table:table-cell>
          <table:table-cell table:style-name="ce74" office:value-type="string" calcext:value-type="string">
            <text:p>Serwis setPaymentTransaction odpowiada błędem, w odpowiedzi nie ma pola &lt;blickAMList&gt; (brak listy aplikacji mobilnych). W odpowiedzi serwisu zwracane są pola: status=NOTCONFIRMED; errorCode=BM6; errorMessage=<text:span text:style-name="T60">ALIAS_NONUNIQUE; Weryfikacja aktualizacji statusu płatności w repozytorium OrderHistoryRepository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69" office:value-type="string" calcext:value-type="string">
            <text:p>Poprawne wysłanie serwisem setPaymentTransactionAPI odpowiedzi, wyjście zawiera pole paymentId oraz blikAMList – lista aplikacji bankowych.</text:p>
          </table:table-cell>
          <table:table-cell table:style-name="ce74" office:value-type="string" calcext:value-type="string">
            <text:p>Płatność zakończona statusem NOTCONFIRMED nie wpływa na status opłacenia faktury. Użytkownik ma możliwość wyboru jednej z aplikacji bankowych, zwróconych w polu &lt;blikAMList&gt; lub wybrania opcji płatności z kodem.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5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Użytkownik wybiera jedna z dostępnych aplikacji bankowych</text:p>
          </table:table-cell>
          <table:table-cell table:style-name="ce74" office:value-type="string" calcext:value-type="string">
            <text:p>Portal otrzymuje request serwisu setPaymentTransactionAPI W requescie przekazywane są nowe pola: &lt;type&gt; = BLIK, kod wybranej aplikacji bankowej w polu &lt;blikAMKey&gt;. Jest to request niezależny od poprzedniego wywołania setPaymentTransaction, mimo że biznesowo oba wywołania należą do tej samej transakcji. Oba wywołania w tym flow będą miały unikalne orderId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6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Wywołanie serwisu setPaymentTransaction. Na wejściu serwisu przekazywane są dane klienta <text:s/>blikUIDKey i blikUIDLabel, kod aplikacji bankowej blikAMKey otrzymany serwisem setPaymentTransactionAPI oraz orderId taki sam jak przy poprzednim wywołaniu setPaymentTransaction. W polu &lt;channel&gt; wysyłana jest nowa wartość ECARE_API. W polu &lt;process&gt; wysyłana jest nowa wartość MOBILE_INVOICE_BLIK</text:p>
          </table:table-cell>
          <table:table-cell table:style-name="ce74" office:value-type="string" calcext:value-type="string">
            <text:p>Serwis zwraca błąd. Działanie zgodnie z aktualną logiką dla błędu serwisu. Płatność nie jest zlecana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7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Poprawne wysłanie serwisem setPaymentTransactionAPI odpowiedzi, wyjście zawiera pole paymentId oraz status.</text:p>
          </table:table-cell>
          <table:table-cell table:style-name="ce74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18</text:p>
          </table:table-cell>
          <table:table-cell table:style-name="ce17" office:value-type="string" calcext:value-type="string">
            <text:p>Płatność BLIK oneclick <text:s/>(wartości istnieją w repozytorium, serwis setPaymentTransaction <text:s/>odpowiada błędem i zwraca status <text:s/>NOTCONFIRMED, errorCode=BM6, oraz errorMessage: ALIAS_NONUNIQUE. Użytkownik wybiera jedna z dostępnych aplikacji bankowych Serwis odpowiada błędem.</text:p>
          </table:table-cell>
          <table:table-cell table:style-name="ce38" office:value-type="string" calcext:value-type="string">
            <text:p>Klient posiadający nieopłacone faktury oraz istnieją dla niego wspisy w repozytorium oneClickPaymentsRepository</text:p>
          </table:table-cell>
          <table:table-cell table:style-name="ce56" office:value-type="string" calcext:value-type="string">
            <text:p>Step 8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4" office:value-type="string" calcext:value-type="string">
            <text:p>Brak prezentacja statusu transakcji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9</text:p>
          </table:table-cell>
          <table:table-cell table:style-name="ce23" office:value-type="string" calcext:value-type="string">
            <text:p>Płatność kartą &lt;oneClick&gt; = N i w repozytorium oneClickPaymentsRepository brak wartości dla clientHash. Serwis setPaymentTransaction odpowiada poprawnie.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9</text:p>
          </table:table-cell>
          <table:table-cell table:style-name="ce23" office:value-type="string" calcext:value-type="string">
            <text:p>Płatność kartą &lt;oneClick&gt; = N i w repozytorium oneClickPaymentsRepository brak wartości dla clientHash. Serwis setPaymentTransaction odpowiada poprawnie.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płatność kartą serwisem setPaymentTransactionAPI, na wejściu przekazane type=CARD, oneClick=N</text:p>
          </table:table-cell>
          <table:table-cell table:style-name="ce79" office:value-type="string" calcext:value-type="string">
            <text:p>Sprawdzenie czy w repozytorium oneClickPaymentsRepository nie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9</text:p>
          </table:table-cell>
          <table:table-cell table:style-name="ce23" office:value-type="string" calcext:value-type="string">
            <text:p>Płatność kartą &lt;oneClick&gt; = N i w repozytorium oneClickPaymentsRepository brak wartości dla clientHash. Serwis setPaymentTransaction odpowiada poprawnie.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8" office:value-type="string" calcext:value-type="string">
            <text:p><text:span text:style-name="T48">Wywołanie serwisu setPaymentTransaction, wejście zawiera pola: cardAction=standard, channel=</text:span><text:span text:style-name="T49">ECARE_API</text:span><text:span text:style-name="T48"> i process=MOBILE</text:span><text:span text:style-name="T50">_INVOICE_CARD</text:span></text:p>
          </table:table-cell>
          <table:table-cell table:style-name="ce73" office:value-type="string" calcext:value-type="string">
            <text:p>Serwis setPaymentTransaction odpowiada poprawnie. Serwis zwraca status płatności oraz w polu &lt;redirectUri&gt; link do procesu na B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9</text:p>
          </table:table-cell>
          <table:table-cell table:style-name="ce23" office:value-type="string" calcext:value-type="string">
            <text:p>Płatność kartą &lt;oneClick&gt; = N i w repozytorium oneClickPaymentsRepository brak wartości dla clientHash. Serwis setPaymentTransaction odpowiada poprawnie.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status płatności oraz link do procesu na BM.</text:p>
          </table:table-cell>
          <table:table-cell table:style-name="ce80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19</text:p>
          </table:table-cell>
          <table:table-cell table:style-name="ce23" office:value-type="string" calcext:value-type="string">
            <text:p>Płatność kartą &lt;oneClick&gt; = N i w repozytorium oneClickPaymentsRepository brak wartości dla clientHash. Serwis setPaymentTransaction odpowiada poprawnie.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5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80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0</text:p>
          </table:table-cell>
          <table:table-cell table:style-name="ce24" office:value-type="string" calcext:value-type="string">
            <text:p>Płatność kartą &lt;oneClick&gt; = N i w repozytorium oneClickPaymentsRepository brak wartości dla clientHash. <text:s/>Serwis setPaymentTransaction <text:s/>zwraca błąd.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0</text:p>
          </table:table-cell>
          <table:table-cell table:style-name="ce24" office:value-type="string" calcext:value-type="string">
            <text:p>Płatność kartą &lt;oneClick&gt; = N i w repozytorium oneClickPaymentsRepository brak wartości dla clientHash. <text:s/>Serwis setPaymentTransaction <text:s/>zwraca błąd.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płatność kartą serwisem setPaymentTransactionAPI, na wejściu przekazane type=CARD, oneClick=N</text:p>
          </table:table-cell>
          <table:table-cell table:style-name="ce83" office:value-type="string" calcext:value-type="string">
            <text:p>Sprawdzenie czy w repozytorium oneClickPaymentsRepository nie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0</text:p>
          </table:table-cell>
          <table:table-cell table:style-name="ce24" office:value-type="string" calcext:value-type="string">
            <text:p>Płatność kartą &lt;oneClick&gt; = N i w repozytorium oneClickPaymentsRepository brak wartości dla clientHash. <text:s/>Serwis setPaymentTransaction <text:s/>zwraca błąd.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7" office:value-type="string" calcext:value-type="string">
            <text:p><text:span text:style-name="T48">Wywołanie serwisu setPaymentTransaction, wejście zawiera pola: cardAction=standard, channel=</text:span><text:span text:style-name="T49">ECARE_API</text:span><text:span text:style-name="T48"> i process=MOBILE</text:span><text:span text:style-name="T50">_INVOICE_CARD</text:span></text:p>
          </table:table-cell>
          <table:table-cell table:style-name="ce84" office:value-type="string" calcext:value-type="string">
            <text:p>Serwis zwraca błąd → działanie zgodnie z aktualną logiką dla błędu serwisu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0</text:p>
          </table:table-cell>
          <table:table-cell table:style-name="ce24" office:value-type="string" calcext:value-type="string">
            <text:p>Płatność kartą &lt;oneClick&gt; = N i w repozytorium oneClickPaymentsRepository brak wartości dla clientHash. <text:s/>Serwis setPaymentTransaction <text:s/>zwraca błąd.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Poprawne wysłanie serwisem setPaymentTransactionAPI odpowiedzi, wyjście zawiera status=error</text:p>
          </table:table-cell>
          <table:table-cell table:style-name="ce78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0</text:p>
          </table:table-cell>
          <table:table-cell table:style-name="ce24" office:value-type="string" calcext:value-type="string">
            <text:p>Płatność kartą &lt;oneClick&gt; = N i w repozytorium oneClickPaymentsRepository brak wartości dla clientHash. <text:s/>Serwis setPaymentTransaction <text:s/>zwraca błąd.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5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8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1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brak wartości dla clientHash. Serwis setPaymentTransaction odpowiada poprawnie.</text:span>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1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brak wartości dla clientHash. Serwis odpowiada poprawnie</text:span>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płatność kartą serwisem setPaymentTransactionAPI, na wejściu przekazane type=CARD, oneClick=T</text:p>
          </table:table-cell>
          <table:table-cell table:style-name="ce79" office:value-type="string" calcext:value-type="string">
            <text:p>Sprawdzenie czy w repozytorium oneClickPaymentsRepository nie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1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brak wartości dla clientHash. Serwis odpowiada poprawnie</text:span>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8" office:value-type="string" calcext:value-type="string">
            <text:p><text:span text:style-name="T48">Wywołanie serwisu setPaymentTransaction, wejście zawiera pola: cardAction=activate, channel=</text:span><text:span text:style-name="T49">ECARE_API</text:span><text:span text:style-name="T48"> i process=MOBILE</text:span><text:span text:style-name="T50">_INVOICE_CARD</text:span></text:p>
          </table:table-cell>
          <table:table-cell table:style-name="ce73" office:value-type="string" calcext:value-type="string">
            <text:p>Serwis setPaymentTransaction odpowiada poprawnie. Serwis zwraca status płatności oraz w polu &lt;redirectUri&gt; link do procesu na B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1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brak wartości dla clientHash. Serwis odpowiada poprawnie</text:span>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status płatności oraz link do procesu na BM.</text:p>
          </table:table-cell>
          <table:table-cell table:style-name="ce80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1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brak wartości dla clientHash. Serwis odpowiada poprawnie</text:span></text:p>
          </table:table-cell>
          <table:table-cell table:style-name="ce40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5" office:value-type="string" calcext:value-type="string">
            <text:p>Step 5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80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2</text:p>
          </table:table-cell>
          <table:table-cell table:style-name="ce26" office:value-type="string" calcext:value-type="string">
            <text:p><text:span text:style-name="T16">Płatność kartą &lt;oneClick&gt; = T i w repozytorium oneClickPaymentsRepository brak wartości dla clientHash. Serwis setPaymentTransaction zwraca błąd.</text:span>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2</text:p>
          </table:table-cell>
          <table:table-cell table:style-name="ce26" office:value-type="string" calcext:value-type="string">
            <text:p><text:span text:style-name="T16">Płatność kartą &lt;oneClick&gt; = T i w repozytorium oneClickPaymentsRepository brak wartości dla clientHash. Serwis setPaymentTransaction zwraca błąd.</text:span>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płatność kartą serwisem setPaymentTransactionAPI, na wejściu przekazane type=CARD, oneClick=T</text:p>
          </table:table-cell>
          <table:table-cell table:style-name="ce83" office:value-type="string" calcext:value-type="string">
            <text:p>Sprawdzenie czy w repozytorium oneClickPaymentsRepository nie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2</text:p>
          </table:table-cell>
          <table:table-cell table:style-name="ce26" office:value-type="string" calcext:value-type="string">
            <text:p><text:span text:style-name="T16">Płatność kartą &lt;oneClick&gt; = T i w repozytorium oneClickPaymentsRepository brak wartości dla clientHash. Serwis setPaymentTransaction zwraca błąd.</text:span>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67" office:value-type="string" calcext:value-type="string">
            <text:p><text:span text:style-name="T48">Wywołanie serwisu setPaymentTransaction, wejście zawiera pola: cardAction=standard, channel=</text:span><text:span text:style-name="T49">ECARE_API</text:span><text:span text:style-name="T48"> i process=MOBILE</text:span><text:span text:style-name="T50">_INVOICE_CARD</text:span></text:p>
          </table:table-cell>
          <table:table-cell table:style-name="ce84" office:value-type="string" calcext:value-type="string">
            <text:p>Serwis zwraca błąd → działanie zgodnie z aktualną logiką dla błędu serwisu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2</text:p>
          </table:table-cell>
          <table:table-cell table:style-name="ce26" office:value-type="string" calcext:value-type="string">
            <text:p><text:span text:style-name="T16">Płatność kartą &lt;oneClick&gt; = T i w repozytorium oneClickPaymentsRepository brak wartości dla clientHash. Serwis setPaymentTransaction zwraca błąd.</text:span>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Poprawne wysłanie serwisem setPaymentTransactionAPI odpowiedzi, wyjście zawiera status=error</text:p>
          </table:table-cell>
          <table:table-cell table:style-name="ce78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2</text:p>
          </table:table-cell>
          <table:table-cell table:style-name="ce26" office:value-type="string" calcext:value-type="string">
            <text:p><text:span text:style-name="T16">Płatność kartą &lt;oneClick&gt; = T i w repozytorium oneClickPaymentsRepository brak wartości dla clientHash. Serwis setPaymentTransaction zwraca błąd.</text:span></text:p>
          </table:table-cell>
          <table:table-cell table:style-name="ce38" office:value-type="string" calcext:value-type="string">
            <text:p>Klient posiadający nieopłacone faktury oraz brak wartości dla clientHash w repozytorium oneClickPaymentsRepository</text:p>
          </table:table-cell>
          <table:table-cell table:style-name="ce52" office:value-type="string" calcext:value-type="string">
            <text:p>Step 5</text:p>
          </table:table-cell>
          <table:table-cell table:style-name="ce56" office:value-type="string" calcext:value-type="string">
            <text:p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8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3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clientHash istnieje, clientHashInactive=false. Serwis setPaymentTransaction odpowiada poprawnie </text:span></text:p>
          </table:table-cell>
          <table:table-cell table:style-name="ce40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3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clientHash istnieje, clientHashInactive=false. Serwis setPaymentTransaction odpowiada poprawnie </text:span></text:p>
          </table:table-cell>
          <table:table-cell table:style-name="ce40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płatność kartą serwisem setPaymentTransactionAPI, na wejściu przekazane type=CARD, oneClick=T</text:p>
          </table:table-cell>
          <table:table-cell table:style-name="ce79" office:value-type="string" calcext:value-type="string">
            <text:p>Sprawdzenie czy w repozytorium oneClickPaymentsRepository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7" office:value-type="string" calcext:value-type="string">
            <text:p>HY_23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clientHash istnieje, clientHashInactive=false. Serwis setPaymentTransaction odpowiada poprawnie </text:span></text:p>
          </table:table-cell>
          <table:table-cell table:style-name="ce40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63" office:value-type="string" calcext:value-type="string">
            <text:p>Wywołanie serwisu setPaymentTransaction, wejście zawiera pola: cardAction=oneclick, clientHash=wartość z repozytorium oneClickPaymentsRepository channel=ECARE_API i process=MOBILE_INVOICE_CARD</text:p>
          </table:table-cell>
          <table:table-cell table:style-name="ce73" office:value-type="string" calcext:value-type="string">
            <text:p>Serwis setPaymentTransaction odpowiada poprawnie. Serwis zwraca status płatności oraz w polu &lt;redirectUri&gt; link do procesu na BM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3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clientHash istnieje, clientHashInactive=false. Serwis setPaymentTransaction odpowiada poprawnie </text:span></text:p>
          </table:table-cell>
          <table:table-cell table:style-name="ce40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Poprawne wysłanie serwisem setPaymentTransactionAPI odpowiedzi, wyjście zawiera status płatności oraz link do procesu na BM.</text:p>
          </table:table-cell>
          <table:table-cell table:style-name="ce80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7" office:value-type="string" calcext:value-type="string">
            <text:p>HY_23</text:p>
          </table:table-cell>
          <table:table-cell table:style-name="ce25" office:value-type="string" calcext:value-type="string">
            <text:p><text:span text:style-name="T16">Płatność kartą &lt;oneClick&gt; = T i w repozytorium oneClickPaymentsRepository clientHash istnieje, clientHashInactive=false. Serwis setPaymentTransaction odpowiada poprawnie </text:span></text:p>
          </table:table-cell>
          <table:table-cell table:style-name="ce40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7" office:value-type="string" calcext:value-type="string">
            <text:p>Step 5</text:p>
          </table:table-cell>
          <table:table-cell table:style-name="ce57" office:value-type="string" calcext:value-type="string">
            <text:p>MAP</text:p>
          </table:table-cell>
          <table:table-cell table:style-name="ce32" office:value-type="string" calcext:value-type="string">
            <text:p>Logowanie do ecare na www, przejście na stronę zleceń płatności</text:p>
          </table:table-cell>
          <table:table-cell table:style-name="ce80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4</text:p>
          </table:table-cell>
          <table:table-cell table:style-name="ce26" office:value-type="string" calcext:value-type="string">
            <text:p>Płatność kartą &lt;oneClick&gt; = T i w repozytorium oneClickPaymentsRepository clientHash istnieje, <text:span text:style-name="T16">clientHashInactive=false</text:span>. Serwis setPaymentTransaction odpowiada błędem.</text:p>
          </table:table-cell>
          <table:table-cell table:style-name="ce38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4</text:p>
          </table:table-cell>
          <table:table-cell table:style-name="ce26" office:value-type="string" calcext:value-type="string">
            <text:p>Płatność kartą &lt;oneClick&gt; = T i w repozytorium oneClickPaymentsRepository clientHash istnieje, <text:span text:style-name="T16">clientHashInactive=false</text:span>. Serwis setPaymentTransaction odpowiada błędem.</text:p>
          </table:table-cell>
          <table:table-cell table:style-name="ce38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płatność kartą serwisem setPaymentTransactionAPI, na wejściu przekazane type=CARD, oneClick=T</text:p>
          </table:table-cell>
          <table:table-cell table:style-name="ce83" office:value-type="string" calcext:value-type="string">
            <text:p>Sprawdzenie czy w repozytorium oneClickPaymentsRepository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8" office:value-type="string" calcext:value-type="string">
            <text:p>HY_24</text:p>
          </table:table-cell>
          <table:table-cell table:style-name="ce26" office:value-type="string" calcext:value-type="string">
            <text:p>Płatność kartą &lt;oneClick&gt; = T i w repozytorium oneClickPaymentsRepository clientHash istnieje, <text:span text:style-name="T16">clientHashInactive=false</text:span>. Serwis setPaymentTransaction odpowiada błędem.</text:p>
          </table:table-cell>
          <table:table-cell table:style-name="ce38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71" office:value-type="string" calcext:value-type="string">
            <text:p>Wywołanie serwisu setPaymentTransaction, wejście zawiera pola: cardAction=oneclick, clientHash=wartość z repozytorium oneClickPaymentsRepository channel=ECARE_API i process=MOBILE_INVOICE_CARD</text:p>
          </table:table-cell>
          <table:table-cell table:style-name="ce84" office:value-type="string" calcext:value-type="string">
            <text:p>Serwis zwraca błąd → działanie zgodnie z aktualną logiką dla błędu serwisu.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4</text:p>
          </table:table-cell>
          <table:table-cell table:style-name="ce26" office:value-type="string" calcext:value-type="string">
            <text:p>Płatność kartą &lt;oneClick&gt; = T i w repozytorium oneClickPaymentsRepository clientHash istnieje, <text:span text:style-name="T16">clientHashInactive=false</text:span>. Serwis setPaymentTransaction odpowiada błędem.</text:p>
          </table:table-cell>
          <table:table-cell table:style-name="ce38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6" office:value-type="string" calcext:value-type="string">
            <text:p>Step 4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Poprawne wysłanie serwisem setPaymentTransactionAPI odpowiedzi, wyjście zawiera status płatności oraz komunikat błędu.</text:p>
          </table:table-cell>
          <table:table-cell table:style-name="ce78" office:value-type="string" calcext:value-type="string">
            <text:p>Poprawna prezentacja statusów płatności w aplikacji mobilnej</text:p>
          </table:table-cell>
          <table:table-cell table:style-name="ce99" table:number-columns-repeated="1000"/>
          <table:table-cell table:number-columns-repeated="17"/>
        </table:table-row>
        <table:table-row table:style-name="ro5">
          <table:table-cell table:style-name="ce8" office:value-type="string" calcext:value-type="string">
            <text:p>HY_24</text:p>
          </table:table-cell>
          <table:table-cell table:style-name="ce26" office:value-type="string" calcext:value-type="string">
            <text:p>Płatność kartą &lt;oneClick&gt; = T i w repozytorium oneClickPaymentsRepository clientHash istnieje, <text:span text:style-name="T16">clientHashInactive=false</text:span>. Serwis setPaymentTransaction odpowiada błędem.</text:p>
          </table:table-cell>
          <table:table-cell table:style-name="ce38" office:value-type="string" calcext:value-type="string">
            <text:p>Klient posiadający nieopłacone faktury oraz wpis wartości dla clientHash w repozytorium oneClickPaymentsRepository</text:p>
          </table:table-cell>
          <table:table-cell table:style-name="ce56" office:value-type="string" calcext:value-type="string">
            <text:p>Step 5</text:p>
          </table:table-cell>
          <table:table-cell table:style-name="ce56" office:value-type="string" calcext:value-type="string">
            <text:p><text:s/>MAP</text:p>
          </table:table-cell>
          <table:table-cell table:style-name="ce33" office:value-type="string" calcext:value-type="string">
            <text:p>Logowanie do ecare na www, przejście na stronę zleceń płatności</text:p>
          </table:table-cell>
          <table:table-cell table:style-name="ce78" office:value-type="string" calcext:value-type="string">
            <text:p>Poprawna prezentacja statusów płatności na stronie www. 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25</text:p>
          </table:table-cell>
          <table:table-cell table:style-name="ce23" office:value-type="string" calcext:value-type="string">
            <text:p><text:span text:style-name="T17">Płatność kartą &lt;oneClick&gt; = N i w repozytorium oneClickPaymentsRepository clientHash istnieje (rezygnacja z one-click), clientHashInactive=false. Serwis </text:span><text:span text:style-name="T18">deactivateRecurring odpowiada poprawnie – status = DEACT_OK</text:span></text:p>
          </table:table-cell>
          <table:table-cell table:style-name="ce40" office:value-type="string" calcext:value-type="string">
            <text:p><text:span text:style-name="T13">Klient posiadający nieopłacone faktury oraz wpis wartości dla clientHash w repozytorium oneClickPaymentsRepository; skonfigurowany w par</text:span><text:span text:style-name="T27">ametrze clientHashInactiveTime w MAPConfiguration; </text:span><text:span text:style-name="T28">W repozytorium oneClickPaymentsRepository flaga clientHashInactive zostaje ustawiona na true</text:span></text:p>
          </table:table-cell>
          <table:table-cell table:style-name="ce55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Logowanie do API i wywołanie serwisu getCoverPagesAPI </text:p>
          </table:table-cell>
          <table:table-cell table:style-name="ce73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25</text:p>
          </table:table-cell>
          <table:table-cell table:style-name="ce23" office:value-type="string" calcext:value-type="string">
            <text:p><text:span text:style-name="T17">Płatność kartą &lt;oneClick&gt; = N i w repozytorium oneClickPaymentsRepository clientHash istnieje (rezygnacja z one-click), clientHashInactive=false. Serwis </text:span><text:span text:style-name="T18">deactivateRecurring odpowiada poprawnie – status = DEACT_OK</text:span></text:p>
          </table:table-cell>
          <table:table-cell table:style-name="ce40" office:value-type="string" calcext:value-type="string">
            <text:p><text:span text:style-name="T13">Klient posiadający nieopłacone faktury oraz wpis wartości dla clientHash w repozytorium oneClickPaymentsRepository; skonfigurowany w par</text:span><text:span text:style-name="T27">ametrze clientHashInactiveTime w mapConfiguration; </text:span><text:span text:style-name="T28">W repozytorium oneClickPaymentsRepository flaga clientHashInactive zostaje ustawiona na true</text:span></text:p>
          </table:table-cell>
          <table:table-cell table:style-name="ce55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32" office:value-type="string" calcext:value-type="string">
            <text:p>Zlecenie płatności metodą płatność kartą serwisem setPaymentTransactionAPI, na wejściu przekazane type=CARD, oneClick=N</text:p>
          </table:table-cell>
          <table:table-cell table:style-name="ce79" office:value-type="string" calcext:value-type="string">
            <text:p>Sprawdzenie czy w repozytorium oneClickPaymentsRepository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25</text:p>
          </table:table-cell>
          <table:table-cell table:style-name="ce23" office:value-type="string" calcext:value-type="string">
            <text:p><text:span text:style-name="T17">Płatność kartą &lt;oneClick&gt; = N i w repozytorium oneClickPaymentsRepository clientHash istnieje (rezygnacja z one-click), clientHashInactive=false. Serwis </text:span><text:span text:style-name="T18">deactivateRecurring odpowiada poprawnie – status = DEACT_OK</text:span></text:p>
          </table:table-cell>
          <table:table-cell table:style-name="ce40" office:value-type="string" calcext:value-type="string">
            <text:p><text:span text:style-name="T13">Klient posiadający nieopłacone faktury oraz wpis wartości dla clientHash w repozytorium oneClickPaymentsRepository; skonfigurowany w par</text:span><text:span text:style-name="T27">ametrze clientHashInactiveTime w mapConfiguration; </text:span><text:span text:style-name="T28">W repozytorium oneClickPaymentsRepository flaga clientHashInactive zostaje ustawiona na true</text:span></text:p>
          </table:table-cell>
          <table:table-cell table:style-name="ce57" office:value-type="string" calcext:value-type="string">
            <text:p>Step 3</text:p>
          </table:table-cell>
          <table:table-cell table:style-name="ce57" office:value-type="string" calcext:value-type="string">
            <text:p>API MAP</text:p>
          </table:table-cell>
          <table:table-cell table:style-name="ce40" office:value-type="string" calcext:value-type="string">
            <text:p>Wywołanie serwisu deactivateRecurring, wejście zawiera pola: clientHash=wartość z repozytorium oneClickPaymentsRepository,</text:p>
          </table:table-cell>
          <table:table-cell table:style-name="ce40" office:value-type="string" calcext:value-type="string">
            <text:p>Serwis odpowiada poprawnie. W odpowiedzi serwisu zwracany jest clientHash oraz status=DEACT_OK. Portal oznacza hash klienta jako nieaktywny.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25</text:p>
          </table:table-cell>
          <table:table-cell table:style-name="ce23" office:value-type="string" calcext:value-type="string">
            <text:p><text:span text:style-name="T17">Płatność kartą &lt;oneClick&gt; = N i w repozytorium oneClickPaymentsRepository clientHash istnieje (rezygnacja z one-click), clientHashInactive=false. Serwis </text:span><text:span text:style-name="T18">deactivateRecurring odpowiada poprawnie – status = DEACT_OK</text:span></text:p>
          </table:table-cell>
          <table:table-cell table:style-name="ce40" office:value-type="string" calcext:value-type="string">
            <text:p><text:span text:style-name="T13">Klient posiadający nieopłacone faktury oraz wpis wartości dla clientHash w repozytorium oneClickPaymentsRepository; skonfigurowany w par</text:span><text:span text:style-name="T27">ametrze clientHashInactiveTime w mapConfiguration; </text:span><text:span text:style-name="T28">W repozytorium oneClickPaymentsRepository flaga clientHashInactive zostaje ustawiona na true</text:span></text:p>
          </table:table-cell>
          <table:table-cell table:style-name="ce57" office:value-type="string" calcext:value-type="string">
            <text:p>Step 4</text:p>
          </table:table-cell>
          <table:table-cell table:style-name="ce57" office:value-type="string" calcext:value-type="string">
            <text:p>API MAP</text:p>
          </table:table-cell>
          <table:table-cell table:style-name="ce72" office:value-type="string" calcext:value-type="string">
            <text:p><text:span text:style-name="T51">Portal przekazuje odpowiedź serwisu deactivateRecurring  do Aplikacji serwisem setPaymentTransactionAPI. </text:span><text:span text:style-name="T52">W odpowiedzi serwisu wysyłane jest status DEACT_OK w polu &lt;status&gt;</text:span></text:p>
          </table:table-cell>
          <table:table-cell table:style-name="ce85" office:value-type="string" calcext:value-type="string">
            <text:p><text:span text:style-name="T63">Portal oznacza hash klienta jako nieaktywny na czas skonfig</text:span><text:span text:style-name="T64">urowany w parametrze clientHashInactiveTime w MAPConfiguration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25</text:p>
          </table:table-cell>
          <table:table-cell table:style-name="ce23" office:value-type="string" calcext:value-type="string">
            <text:p><text:span text:style-name="T17">Płatność kartą &lt;oneClick&gt; = N i w repozytorium oneClickPaymentsRepository clientHash istnieje (rezygnacja z one-click), clientHashInactive=false. Serwis </text:span><text:span text:style-name="T18">deactivateRecurring odpowiada poprawnie – status = DEACT_OK</text:span></text:p>
          </table:table-cell>
          <table:table-cell table:style-name="ce40" office:value-type="string" calcext:value-type="string">
            <text:p><text:span text:style-name="T13">Klient posiadający nieopłacone faktury oraz wpis wartości dla clientHash w repozytorium oneClickPaymentsRepository; skonfigurowany w par</text:span><text:span text:style-name="T27">ametrze clientHashInactiveTime w mapConfiguration; </text:span><text:span text:style-name="T28">W repozytorium oneClickPaymentsRepository flaga clientHashInactive zostaje ustawiona na true</text:span></text:p>
          </table:table-cell>
          <table:table-cell table:style-name="ce57" office:value-type="string" calcext:value-type="string">
            <text:p>Step 5</text:p>
          </table:table-cell>
          <table:table-cell table:style-name="ce57" office:value-type="string" calcext:value-type="string">
            <text:p>API MAP</text:p>
          </table:table-cell>
          <table:table-cell table:style-name="ce40" office:value-type="string" calcext:value-type="string">
            <text:p>Wywołanie serwisu updateClientHash. We wejściu serwisu przysyłane są pola: action=DEACT oraz clientHash</text:p>
          </table:table-cell>
          <table:table-cell table:style-name="ce40" office:value-type="string" calcext:value-type="string">
            <text:p>Portal wysyła odpowiedź serwisu updateClientHash. Na wyjściu podawane są pola: clientHash – wartość pochodząca z wejścia sewrisu, confirmation=CONFIRMED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7" office:value-type="string" calcext:value-type="string">
            <text:p>HY_25</text:p>
          </table:table-cell>
          <table:table-cell table:style-name="ce23" office:value-type="string" calcext:value-type="string">
            <text:p><text:span text:style-name="T17">Płatność kartą &lt;oneClick&gt; = N i w repozytorium oneClickPaymentsRepository clientHash istnieje (rezygnacja z one-click), clientHashInactive=false. Serwis </text:span><text:span text:style-name="T18">deactivateRecurring odpowiada poprawnie – status = DEACT_OK</text:span></text:p>
          </table:table-cell>
          <table:table-cell table:style-name="ce40" office:value-type="string" calcext:value-type="string">
            <text:p><text:span text:style-name="T13">Klient posiadający nieopłacone faktury oraz wpis wartości dla clientHash w repozytorium oneClickPaymentsRepository; skonfigurowany w par</text:span><text:span text:style-name="T27">ametrze clientHashInactiveTime w mapConfiguration; </text:span><text:span text:style-name="T28">W repozytorium oneClickPaymentsRepository flaga clientHashInactive zostaje ustawiona na true</text:span></text:p>
          </table:table-cell>
          <table:table-cell table:style-name="ce57" office:value-type="string" calcext:value-type="string">
            <text:p>Step 6</text:p>
          </table:table-cell>
          <table:table-cell table:style-name="ce57" office:value-type="string" calcext:value-type="string">
            <text:p>API MAP</text:p>
          </table:table-cell>
          <table:table-cell table:style-name="ce40" office:value-type="string" calcext:value-type="string">
            <text:p>Weryfikacja usunięcia z repozytorium oneClickPaymentsRepository wartość dla clientHash klienta. </text:p>
          </table:table-cell>
          <table:table-cell table:style-name="ce40" office:value-type="string" calcext:value-type="string">
            <text:p>Brak wartości clientHash klienta w repozytorium.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8" office:value-type="string" calcext:value-type="string">
            <text:p>HY_26</text:p>
          </table:table-cell>
          <table:table-cell table:style-name="ce26" office:value-type="string" calcext:value-type="string">
            <text:p><text:span text:style-name="T17">Płatność kartą &lt;oneClick&gt; = N i w repozytorium oneClickPaymentsRepository clientHash istnieje (rezygnacja z one-click). Serwis </text:span><text:span text:style-name="T18">deactivateRecurring zwraca błąd – status = DEACT_ERR</text:span></text:p>
          </table:table-cell>
          <table:table-cell table:style-name="ce38" office:value-type="string" calcext:value-type="string">
            <text:p><text:span text:style-name="T11">Klient posiadający nieopłacone faktury oraz wpis wartości dla clientHash w repozytorium oneClickPaymentsRepository; skonfigurowany w par</text:span><text:span text:style-name="T29">ametrze clientHashInactiveTime w mapConfiguration; </text:span><text:span text:style-name="T30">W repozytorium oneClickPaymentsRepository flaga clientHashInactive zostaje ustawiona na true</text:span></text:p>
          </table:table-cell>
          <table:table-cell table:style-name="ce52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Logowanie do API i wywołanie serwisu getCoverPagesAPI </text:p>
          </table:table-cell>
          <table:table-cell table:style-name="ce74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8" office:value-type="string" calcext:value-type="string">
            <text:p>HY_26</text:p>
          </table:table-cell>
          <table:table-cell table:style-name="ce26" office:value-type="string" calcext:value-type="string">
            <text:p><text:span text:style-name="T17">Płatność kartą &lt;oneClick&gt; = N i w repozytorium oneClickPaymentsRepository clientHash istnieje (rezygnacja z one-click). Serwis </text:span><text:span text:style-name="T18">deactivateRecurring zwraca błąd – status = DEACT_ERR</text:span></text:p>
          </table:table-cell>
          <table:table-cell table:style-name="ce38" office:value-type="string" calcext:value-type="string">
            <text:p><text:span text:style-name="T11">Klient posiadający nieopłacone faktury oraz wpis wartości dla clientHash w repozytorium oneClickPaymentsRepository; skonfigurowany w par</text:span><text:span text:style-name="T29">ametrze clientHashInactiveTime w mapConfiguration; </text:span><text:span text:style-name="T30">W repozytorium oneClickPaymentsRepository flaga clientHashInactive zostaje ustawiona na true</text:span></text:p>
          </table:table-cell>
          <table:table-cell table:style-name="ce52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3" office:value-type="string" calcext:value-type="string">
            <text:p>Zlecenie płatności metodą płatność kartą serwisem setPaymentTransactionAPI, na wejściu przekazane type=CARD, oneClick=N</text:p>
          </table:table-cell>
          <table:table-cell table:style-name="ce83" office:value-type="string" calcext:value-type="string">
            <text:p>Sprawdzenie czy w repozytorium oneClickPaymentsRepository istnieją wartości dla clientHash</text:p>
          </table:table-cell>
          <table:table-cell table:style-name="ce99" table:number-columns-repeated="1000"/>
          <table:table-cell table:number-columns-repeated="17"/>
        </table:table-row>
        <table:table-row table:style-name="ro11">
          <table:table-cell table:style-name="ce8" office:value-type="string" calcext:value-type="string">
            <text:p>HY_26</text:p>
          </table:table-cell>
          <table:table-cell table:style-name="ce26" office:value-type="string" calcext:value-type="string">
            <text:p><text:span text:style-name="T17">Płatność kartą &lt;oneClick&gt; = N i w repozytorium oneClickPaymentsRepository clientHash istnieje (rezygnacja z one-click). Serwis </text:span><text:span text:style-name="T18">deactivateRecurring zwraca błąd – status = DEACT_ERR</text:span></text:p>
          </table:table-cell>
          <table:table-cell table:style-name="ce38" office:value-type="string" calcext:value-type="string">
            <text:p><text:span text:style-name="T31">Klient posiadający nieopłacone faktury oraz wpis wartości dla clientHash w repozytorium oneClickPaymentsRepository; skonfigurowany w par</text:span><text:span text:style-name="T32">ametrze clientHashInactiveTime w mapConfiguration; </text:span><text:span text:style-name="T33">W repozytorium oneClickPaymentsRepository flaga clientHashInactive zostaje ustawiona na true</text:span></text:p>
          </table:table-cell>
          <table:table-cell table:style-name="ce56" office:value-type="string" calcext:value-type="string">
            <text:p>Step 3</text:p>
          </table:table-cell>
          <table:table-cell table:style-name="ce56" office:value-type="string" calcext:value-type="string">
            <text:p>API MAP</text:p>
          </table:table-cell>
          <table:table-cell table:style-name="ce38" office:value-type="string" calcext:value-type="string">
            <text:p>Wywołanie serwisu deactivateRecurring, wejście zawiera pola: clientHash=wartość z repozytorium oneClickPaymentsRepository,</text:p>
          </table:table-cell>
          <table:table-cell table:style-name="ce38" office:value-type="string" calcext:value-type="string">
            <text:p><text:span text:style-name="T13">Serwis odpowiada błędem. W odpowiedzi serwisu zwracany jest clientHash oraz status=DEACT_ERR. Poprawne wysłanie serwisem setPaymentTransactionAPI odpowiedzi serwisu deactivateRecurring, w</text:span><text:span text:style-name="T65"> odpowiedzi serwisu wysyłane jest status DEACT_ERR w polu &lt;errorDesc&gt; 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9" office:value-type="string" calcext:value-type="string">
            <text:p>HY_27</text:p>
          </table:table-cell>
          <table:table-cell table:style-name="ce27" office:value-type="string" calcext:value-type="string">
            <text:p><text:span text:style-name="T19">Pobranie informacji o clientHash i blickID serwisem manageQuickPayStatusAPI; pole clientHashInactive=false; wpisy dla cklientHash i blikUIDKey istnieją w repozytorium; </text:span><text:span text:style-name="T20">użytkownik ma dostępną płatność kartą one click </text:span><text:span text:style-name="T21">oraz ma dostępne płatności blik one-click</text:span></text:p>
          </table:table-cell>
          <table:table-cell table:style-name="ce41" office:value-type="string" calcext:value-type="string">
            <text:p>Klient posiadający nieopłacone faktury oraz wpis wartości dla clientHash w repozytorium oneClickPaymentsRepository; wartość dla clientHashInactive=false;</text:p>
          </table:table-cell>
          <table:table-cell table:style-name="ce57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65" office:value-type="string" calcext:value-type="string">
            <text:p>Logowanie do API i wywołanie serwisu getCoverPagesAPI </text:p>
          </table:table-cell>
          <table:table-cell table:style-name="ce81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9" office:value-type="string" calcext:value-type="string">
            <text:p>HY_27</text:p>
          </table:table-cell>
          <table:table-cell table:style-name="ce28" office:value-type="string" calcext:value-type="string">
            <text:p><text:span text:style-name="T19">Pobranie informacji o clientHash i blickID serwisem manageQuickPayStatusAPI; pole clientHashInactive=false; wpisy dla cklientHash i blikUIDKey istnieją w repozytorium; </text:span><text:span text:style-name="T20">użytkownik ma dostępną płatność kartą one click </text:span><text:span text:style-name="T21">oraz ma dostępne płatności blik one-click</text:span></text:p>
          </table:table-cell>
          <table:table-cell table:style-name="ce41" office:value-type="string" calcext:value-type="string">
            <text:p>Klient posiadający nieopłacone faktury oraz wpis wartości dla clientHash w repozytorium oneClickPaymentsRepository; wartość dla clientHashInactive=false;</text:p>
          </table:table-cell>
          <table:table-cell table:style-name="ce57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40" office:value-type="string" calcext:value-type="string">
            <text:p>Wywołanie serwisu manageQuickPayStatusAPI ,<text:span text:style-name="T53">Na wejściu serwisu przysyłany jest </text:span><text:span text:style-name="T54">MSISDN</text:span></text:p>
          </table:table-cell>
          <table:table-cell table:style-name="ce86" office:value-type="string" calcext:value-type="string">
            <text:p><text:span text:style-name="T66">W odpowiedzi serwis zwraca </text:span><text:span text:style-name="T67">clientHashExists = T,blikUIDKeyExists =T z nowego repozytorium oneClickPaymentsRepository. Dostępne są płatność kartą one click,Płatność blik one-click jest niedostępna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10" office:value-type="string" calcext:value-type="string">
            <text:p>HY_28</text:p>
          </table:table-cell>
          <table:table-cell table:style-name="ce29" office:value-type="string" calcext:value-type="string">
            <text:p><text:span text:style-name="T11">Pobranie informacji o clientHash i blickID serwisem manageQuickPayStatusAPI; pole clientHashInactive=true; brak wpisu dla cklientHash i blikUIDKey w repozytorium; </text:span><text:span text:style-name="T22">użytkownik nie ma dostępnej płatności kartą one click oraz nie ma dostępnych płatności blik one-click</text:span></text:p>
          </table:table-cell>
          <table:table-cell table:style-name="ce42" office:value-type="string" calcext:value-type="string">
            <text:p>Klient posiadający nieopłacone faktury oraz brak wartości dla clientHash w repozytorium oneClickPaymentsRepository; wartość dla clientHashInactive=true</text:p>
          </table:table-cell>
          <table:table-cell table:style-name="ce56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Logowanie do API i wywołanie serwisu getCoverPagesAPI </text:p>
          </table:table-cell>
          <table:table-cell table:style-name="ce75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9">
          <table:table-cell table:style-name="ce10" office:value-type="string" calcext:value-type="string">
            <text:p>HY_28</text:p>
          </table:table-cell>
          <table:table-cell table:style-name="ce29" office:value-type="string" calcext:value-type="string">
            <text:p><text:span text:style-name="T11">Pobranie informacji o clientHash i blickID serwisem manageQuickPayStatusAPI; pole clientHashInactive=true; brak wpisu dla cklientHash i blikUIDKey w repozytorium; </text:span><text:span text:style-name="T22">użytkownik nie ma dostępnej płatności kartą one click oraz nie ma dostępnych płatności blik one-click</text:span></text:p>
          </table:table-cell>
          <table:table-cell table:style-name="ce42" office:value-type="string" calcext:value-type="string">
            <text:p>Klient posiadający nieopłacone faktury oraz brak wartości dla clientHash w repozytorium oneClickPaymentsRepository; wartość dla clientHashInactive=true</text:p>
          </table:table-cell>
          <table:table-cell table:style-name="ce56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8" office:value-type="string" calcext:value-type="string">
            <text:p>Wywołanie serwisu manageQuickPayStatusAPI ,<text:span text:style-name="T53">Na wejściu serwisu przysyłany jest </text:span><text:span text:style-name="T54">MSISDN</text:span></text:p>
          </table:table-cell>
          <table:table-cell table:style-name="ce87" office:value-type="string" calcext:value-type="string">
            <text:p><text:span text:style-name="T68">Serwis odpowiada poprawnie; wyjście serwisu zawiera wartości clientHashExists=N oraz blikUIDKeyExists=N; </text:span><text:span text:style-name="T69">użytkownik nie ma dostępnej płatności kartą one click oraz nie ma dostępnych płatności blik one-click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9" office:value-type="string" calcext:value-type="string">
            <text:p>HY_29</text:p>
          </table:table-cell>
          <table:table-cell table:style-name="ce30" office:value-type="string" calcext:value-type="string">
            <text:p><text:span text:style-name="T23">Pobranie informacji o clientHash i blickID serwisem manageQuickPayStatusAPI; istnieje wpis dla clientHash, ale brak wpisu dla blikUIDKey w repozytorium; </text:span><text:span text:style-name="T24">użytkownik ma dostępną płatność kartą one click oraz nie ma dostępnych płatności blik one-click;</text:span></text:p>
          </table:table-cell>
          <table:table-cell table:style-name="ce41" office:value-type="string" calcext:value-type="string">
            <text:p>Klient posiadający nieopłacone faktury oraz istnieje wpis dla clientHash, ale brak wpisu dla blikUIDKey w repozytorium oneClickPaymentsRepository; </text:p>
          </table:table-cell>
          <table:table-cell table:style-name="ce57" office:value-type="string" calcext:value-type="string">
            <text:p>Step 1</text:p>
          </table:table-cell>
          <table:table-cell table:style-name="ce57" office:value-type="string" calcext:value-type="string">
            <text:p>API MAP</text:p>
          </table:table-cell>
          <table:table-cell table:style-name="ce65" office:value-type="string" calcext:value-type="string">
            <text:p>Logowanie do API i wywołanie serwisu getCoverPagesAPI </text:p>
          </table:table-cell>
          <table:table-cell table:style-name="ce81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7" office:value-type="string" calcext:value-type="string">
            <text:p>HY_29</text:p>
          </table:table-cell>
          <table:table-cell table:style-name="ce27" office:value-type="string" calcext:value-type="string">
            <text:p><text:span text:style-name="T23">Pobranie informacji o clientHash i blickID serwisem manageQuickPayStatusAPI; istnieje wpis dla clientHash, ale brak wpisu dla blikUIDKey w repozytorium; </text:span><text:span text:style-name="T24">użytkownik ma dostępną płatność kartą one click oraz nie ma dostępnych płatności blik one-click;</text:span></text:p>
          </table:table-cell>
          <table:table-cell table:style-name="ce41" office:value-type="string" calcext:value-type="string">
            <text:p>Klient posiadający nieopłacone faktury oraz istnieje wpis dla clientHash, ale brak wpisu dla blikUIDKey w repozytorium oneClickPaymentsRepository; </text:p>
          </table:table-cell>
          <table:table-cell table:style-name="ce57" office:value-type="string" calcext:value-type="string">
            <text:p>Step 2</text:p>
          </table:table-cell>
          <table:table-cell table:style-name="ce57" office:value-type="string" calcext:value-type="string">
            <text:p>API MAP</text:p>
          </table:table-cell>
          <table:table-cell table:style-name="ce40" office:value-type="string" calcext:value-type="string">
            <text:p>Wywołanie serwisu manageQuickPayStatusAPI ,<text:span text:style-name="T53">Na wejściu serwisu przysyłany jest </text:span><text:span text:style-name="T54">MSISDN</text:span></text:p>
          </table:table-cell>
          <table:table-cell table:style-name="ce88" office:value-type="string" calcext:value-type="string">
            <text:p><text:span text:style-name="T66">W odpowiedzi serwis zwraca </text:span><text:span text:style-name="T67">clientHashExists = N,blikUIDKeyExists =T z nowego repozytorium oneClickPaymentsRepository. Dostępna jest płatność blik one-click. Płatność  kartą one click jest niedostępna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30</text:p>
          </table:table-cell>
          <table:table-cell table:style-name="ce31" office:value-type="string" calcext:value-type="string">
            <text:p><text:span text:style-name="T25">Pobranie informacji o clientHash i blickID serwisem manageQuickPayStatusAPI; istnieje wpis dla blikUIDKey, ale brak wpisu dla clientHash w repozytorium; </text:span><text:span text:style-name="T26">użytkownik nie ma dostępnej płatności kartą one click oraz ma dostępne płatności blik one-click</text:span></text:p>
          </table:table-cell>
          <table:table-cell table:style-name="ce42" office:value-type="string" calcext:value-type="string">
            <text:p>Klient posiadający nieopłacone faktury oraz istnieje wpis dla blikUIDKey, ale brak wpisu dla clientHash w repozytorium oneClickPaymentsRepository; </text:p>
          </table:table-cell>
          <table:table-cell table:style-name="ce56" office:value-type="string" calcext:value-type="string">
            <text:p>Step 1</text:p>
          </table:table-cell>
          <table:table-cell table:style-name="ce56" office:value-type="string" calcext:value-type="string">
            <text:p>API MAP</text:p>
          </table:table-cell>
          <table:table-cell table:style-name="ce62" office:value-type="string" calcext:value-type="string">
            <text:p>Logowanie do API i wywołanie serwisu getCoverPagesAPI </text:p>
          </table:table-cell>
          <table:table-cell table:style-name="ce89" office:value-type="string" calcext:value-type="string">
            <text:p>Serwis zwraca listę nieopłaconych faktur</text:p>
          </table:table-cell>
          <table:table-cell table:style-name="ce99" table:number-columns-repeated="1000"/>
          <table:table-cell table:number-columns-repeated="17"/>
        </table:table-row>
        <table:table-row table:style-name="ro3">
          <table:table-cell table:style-name="ce8" office:value-type="string" calcext:value-type="string">
            <text:p>HY_30</text:p>
          </table:table-cell>
          <table:table-cell table:style-name="ce31" office:value-type="string" calcext:value-type="string">
            <text:p><text:span text:style-name="T25">Pobranie informacji o clientHash i blickID serwisem manageQuickPayStatusAPI; istnieje wpis dla blikUIDKey, ale brak wpisu dla clientHash w repozytorium; </text:span><text:span text:style-name="T26">użytkownik nie ma dostępnej płatności kartą one click oraz ma dostępne płatności blik one-click</text:span></text:p>
          </table:table-cell>
          <table:table-cell table:style-name="ce42" office:value-type="string" calcext:value-type="string">
            <text:p>Klient posiadający nieopłacone faktury oraz istnieje wpis dla blikUIDKey, ale brak wpisu dla clientHash w repozytorium oneClickPaymentsRepository; </text:p>
          </table:table-cell>
          <table:table-cell table:style-name="ce56" office:value-type="string" calcext:value-type="string">
            <text:p>Step 2</text:p>
          </table:table-cell>
          <table:table-cell table:style-name="ce56" office:value-type="string" calcext:value-type="string">
            <text:p>API MAP</text:p>
          </table:table-cell>
          <table:table-cell table:style-name="ce38" office:value-type="string" calcext:value-type="string">
            <text:p>Wywołanie serwisu manageQuickPayStatusAPI ,<text:span text:style-name="T53">Na wejściu serwisu przysyłany jest </text:span><text:span text:style-name="T54">MSISDN</text:span></text:p>
          </table:table-cell>
          <table:table-cell table:style-name="ce90" office:value-type="string" calcext:value-type="string">
            <text:p><text:span text:style-name="T70">Serwis odpowiada poprawnie; wyjście serwisu zawiera wartości blikUIDKeyExists=T oraz clientHashExists=N; </text:span><text:span text:style-name="T71">użytkownik nie ma dostępnej płatności kartą one click oraz dostępne płatności blik one-click</text:span></text:p>
          </table:table-cell>
          <table:table-cell table:style-name="ce99" table:number-columns-repeated="1000"/>
          <table:table-cell table:number-columns-repeated="17"/>
        </table:table-row>
        <table:table-row table:style-name="ro12" table:number-rows-repeated="92">
          <table:table-cell table:style-name="ce11" table:number-columns-repeated="7"/>
          <table:table-cell table:style-name="ce99" table:number-columns-repeated="1000"/>
          <table:table-cell table:number-columns-repeated="17"/>
        </table:table-row>
        <table:table-row table:style-name="ro12" table:number-rows-repeated="104834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6:36:42.64751608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7:47:08.538751752</dc:date>
    <meta:generator>LibreOffice/5.3.1.2$Linux_X86_64 LibreOffice_project/30m0$Build-2</meta:generator>
    <meta:editing-duration>P2DT3H55M17S</meta:editing-duration>
    <meta:editing-cycles>57</meta:editing-cycles>
    <meta:document-statistic meta:table-count="1" meta:cell-count="994" meta:object-count="0"/>
  </office:meta>
</office:document-meta>
</file>